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813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.3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BENCH_metaheu_ls_vnd_bvns_ts__niter_10_search_greedy_init_random_memory_10_times4ave_50_maxs_0.2" table:style-name="ta1">
        <table:shapes>
          <draw:frame draw:z-index="0" draw:style-name="gr1" draw:text-style-name="P1" svg:width="36.039cm" svg:height="9.005cm" svg:x="4.955cm" svg:y="14.955cm">
            <draw:object draw:notify-on-update-of-ranges="'TESTBENCH_metaheu_ls_vnd_bvns_ts__niter_10_search_greedy_init_random_memory_10_times4ave_50_maxs_0.2'.D1:'TESTBENCH_metaheu_ls_vnd_bvns_ts__niter_10_search_greedy_init_random_memory_10_times4ave_50_maxs_0.2'.D1 'TESTBENCH_metaheu_ls_vnd_bvns_ts__niter_10_search_greedy_init_random_memory_10_times4ave_50_maxs_0.2'.D2:'TESTBENCH_metaheu_ls_vnd_bvns_ts__niter_10_search_greedy_init_random_memory_10_times4ave_50_maxs_0.2'.D31 'TESTBENCH_metaheu_ls_vnd_bvns_ts__niter_10_search_greedy_init_random_memory_10_times4ave_50_maxs_0.2'.E1:'TESTBENCH_metaheu_ls_vnd_bvns_ts__niter_10_search_greedy_init_random_memory_10_times4ave_50_maxs_0.2'.E1 'TESTBENCH_metaheu_ls_vnd_bvns_ts__niter_10_search_greedy_init_random_memory_10_times4ave_50_maxs_0.2'.E2:'TESTBENCH_metaheu_ls_vnd_bvns_ts__niter_10_search_greedy_init_random_memory_10_times4ave_50_maxs_0.2'.E31 'TESTBENCH_metaheu_ls_vnd_bvns_ts__niter_10_search_greedy_init_random_memory_10_times4ave_50_maxs_0.2'.G1:'TESTBENCH_metaheu_ls_vnd_bvns_ts__niter_10_search_greedy_init_random_memory_10_times4ave_50_maxs_0.2'.G1 'TESTBENCH_metaheu_ls_vnd_bvns_ts__niter_10_search_greedy_init_random_memory_10_times4ave_50_maxs_0.2'.G2:'TESTBENCH_metaheu_ls_vnd_bvns_ts__niter_10_search_greedy_init_random_memory_10_times4ave_50_maxs_0.2'.G31 'TESTBENCH_metaheu_ls_vnd_bvns_ts__niter_10_search_greedy_init_random_memory_10_times4ave_50_maxs_0.2'.H1:'TESTBENCH_metaheu_ls_vnd_bvns_ts__niter_10_search_greedy_init_random_memory_10_times4ave_50_maxs_0.2'.H1 'TESTBENCH_metaheu_ls_vnd_bvns_ts__niter_10_search_greedy_init_random_memory_10_times4ave_50_maxs_0.2'.H2:'TESTBENCH_metaheu_ls_vnd_bvns_ts__niter_10_search_greedy_init_random_memory_10_times4ave_50_maxs_0.2'.H31 'TESTBENCH_metaheu_ls_vnd_bvns_ts__niter_10_search_greedy_init_random_memory_10_times4ave_50_maxs_0.2'.J1:'TESTBENCH_metaheu_ls_vnd_bvns_ts__niter_10_search_greedy_init_random_memory_10_times4ave_50_maxs_0.2'.J1 'TESTBENCH_metaheu_ls_vnd_bvns_ts__niter_10_search_greedy_init_random_memory_10_times4ave_50_maxs_0.2'.J2:'TESTBENCH_metaheu_ls_vnd_bvns_ts__niter_10_search_greedy_init_random_memory_10_times4ave_50_maxs_0.2'.J31 'TESTBENCH_metaheu_ls_vnd_bvns_ts__niter_10_search_greedy_init_random_memory_10_times4ave_50_maxs_0.2'.K1:'TESTBENCH_metaheu_ls_vnd_bvns_ts__niter_10_search_greedy_init_random_memory_10_times4ave_50_maxs_0.2'.K1 'TESTBENCH_metaheu_ls_vnd_bvns_ts__niter_10_search_greedy_init_random_memory_10_times4ave_50_maxs_0.2'.K2:'TESTBENCH_metaheu_ls_vnd_bvns_ts__niter_10_search_greedy_init_random_memory_10_times4ave_50_maxs_0.2'.K31 'TESTBENCH_metaheu_ls_vnd_bvns_ts__niter_10_search_greedy_init_random_memory_10_times4ave_50_maxs_0.2'.M1:'TESTBENCH_metaheu_ls_vnd_bvns_ts__niter_10_search_greedy_init_random_memory_10_times4ave_50_maxs_0.2'.M1 'TESTBENCH_metaheu_ls_vnd_bvns_ts__niter_10_search_greedy_init_random_memory_10_times4ave_50_maxs_0.2'.M2:'TESTBENCH_metaheu_ls_vnd_bvns_ts__niter_10_search_greedy_init_random_memory_10_times4ave_50_maxs_0.2'.M31 'TESTBENCH_metaheu_ls_vnd_bvns_ts__niter_10_search_greedy_init_random_memory_10_times4ave_50_maxs_0.2'.N1:'TESTBENCH_metaheu_ls_vnd_bvns_ts__niter_10_search_greedy_init_random_memory_10_times4ave_50_maxs_0.2'.N1 'TESTBENCH_metaheu_ls_vnd_bvns_ts__niter_10_search_greedy_init_random_memory_10_times4ave_50_maxs_0.2'.N2:'TESTBENCH_metaheu_ls_vnd_bvns_ts__niter_10_search_greedy_init_random_memory_10_times4ave_50_maxs_0.2'.N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6.039cm" svg:height="9.005cm" svg:x="5.043cm" svg:y="24.861cm">
            <draw:object draw:notify-on-update-of-ranges="'TESTBENCH_metaheu_ls_vnd_bvns_ts__niter_10_search_greedy_init_random_memory_10_times4ave_50_maxs_0.2'.D1:'TESTBENCH_metaheu_ls_vnd_bvns_ts__niter_10_search_greedy_init_random_memory_10_times4ave_50_maxs_0.2'.D1 'TESTBENCH_metaheu_ls_vnd_bvns_ts__niter_10_search_greedy_init_random_memory_10_times4ave_50_maxs_0.2'.D2:'TESTBENCH_metaheu_ls_vnd_bvns_ts__niter_10_search_greedy_init_random_memory_10_times4ave_50_maxs_0.2'.D31 'TESTBENCH_metaheu_ls_vnd_bvns_ts__niter_10_search_greedy_init_random_memory_10_times4ave_50_maxs_0.2'.G1:'TESTBENCH_metaheu_ls_vnd_bvns_ts__niter_10_search_greedy_init_random_memory_10_times4ave_50_maxs_0.2'.G1 'TESTBENCH_metaheu_ls_vnd_bvns_ts__niter_10_search_greedy_init_random_memory_10_times4ave_50_maxs_0.2'.G2:'TESTBENCH_metaheu_ls_vnd_bvns_ts__niter_10_search_greedy_init_random_memory_10_times4ave_50_maxs_0.2'.G31 'TESTBENCH_metaheu_ls_vnd_bvns_ts__niter_10_search_greedy_init_random_memory_10_times4ave_50_maxs_0.2'.J1:'TESTBENCH_metaheu_ls_vnd_bvns_ts__niter_10_search_greedy_init_random_memory_10_times4ave_50_maxs_0.2'.J1 'TESTBENCH_metaheu_ls_vnd_bvns_ts__niter_10_search_greedy_init_random_memory_10_times4ave_50_maxs_0.2'.J2:'TESTBENCH_metaheu_ls_vnd_bvns_ts__niter_10_search_greedy_init_random_memory_10_times4ave_50_maxs_0.2'.J31 'TESTBENCH_metaheu_ls_vnd_bvns_ts__niter_10_search_greedy_init_random_memory_10_times4ave_50_maxs_0.2'.M1:'TESTBENCH_metaheu_ls_vnd_bvns_ts__niter_10_search_greedy_init_random_memory_10_times4ave_50_maxs_0.2'.M1 'TESTBENCH_metaheu_ls_vnd_bvns_ts__niter_10_search_greedy_init_random_memory_10_times4ave_50_maxs_0.2'.M2:'TESTBENCH_metaheu_ls_vnd_bvns_ts__niter_10_search_greedy_init_random_memory_10_times4ave_50_maxs_0.2'.M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36.039cm" svg:height="9.005cm" svg:x="5.262cm" svg:y="34.743cm">
            <draw:object draw:notify-on-update-of-ranges="'TESTBENCH_metaheu_ls_vnd_bvns_ts__niter_10_search_greedy_init_random_memory_10_times4ave_50_maxs_0.2'.E1:'TESTBENCH_metaheu_ls_vnd_bvns_ts__niter_10_search_greedy_init_random_memory_10_times4ave_50_maxs_0.2'.E1 'TESTBENCH_metaheu_ls_vnd_bvns_ts__niter_10_search_greedy_init_random_memory_10_times4ave_50_maxs_0.2'.E2:'TESTBENCH_metaheu_ls_vnd_bvns_ts__niter_10_search_greedy_init_random_memory_10_times4ave_50_maxs_0.2'.E31 'TESTBENCH_metaheu_ls_vnd_bvns_ts__niter_10_search_greedy_init_random_memory_10_times4ave_50_maxs_0.2'.H1:'TESTBENCH_metaheu_ls_vnd_bvns_ts__niter_10_search_greedy_init_random_memory_10_times4ave_50_maxs_0.2'.H1 'TESTBENCH_metaheu_ls_vnd_bvns_ts__niter_10_search_greedy_init_random_memory_10_times4ave_50_maxs_0.2'.H2:'TESTBENCH_metaheu_ls_vnd_bvns_ts__niter_10_search_greedy_init_random_memory_10_times4ave_50_maxs_0.2'.H31 'TESTBENCH_metaheu_ls_vnd_bvns_ts__niter_10_search_greedy_init_random_memory_10_times4ave_50_maxs_0.2'.K1:'TESTBENCH_metaheu_ls_vnd_bvns_ts__niter_10_search_greedy_init_random_memory_10_times4ave_50_maxs_0.2'.K1 'TESTBENCH_metaheu_ls_vnd_bvns_ts__niter_10_search_greedy_init_random_memory_10_times4ave_50_maxs_0.2'.K2:'TESTBENCH_metaheu_ls_vnd_bvns_ts__niter_10_search_greedy_init_random_memory_10_times4ave_50_maxs_0.2'.K31 'TESTBENCH_metaheu_ls_vnd_bvns_ts__niter_10_search_greedy_init_random_memory_10_times4ave_50_maxs_0.2'.N1:'TESTBENCH_metaheu_ls_vnd_bvns_ts__niter_10_search_greedy_init_random_memory_10_times4ave_50_maxs_0.2'.N1 'TESTBENCH_metaheu_ls_vnd_bvns_ts__niter_10_search_greedy_init_random_memory_10_times4ave_50_maxs_0.2'.N2:'TESTBENCH_metaheu_ls_vnd_bvns_ts__niter_10_search_greedy_init_random_memory_10_times4ave_50_maxs_0.2'.N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7.02cm" svg:height="9.005cm" svg:x="5.103cm" svg:y="44.252cm">
            <draw:object draw:notify-on-update-of-ranges="'TESTBENCH_metaheu_ls_vnd_bvns_ts__niter_10_search_greedy_init_random_memory_10_times4ave_50_maxs_0.2'.D1:'TESTBENCH_metaheu_ls_vnd_bvns_ts__niter_10_search_greedy_init_random_memory_10_times4ave_50_maxs_0.2'.D1 'TESTBENCH_metaheu_ls_vnd_bvns_ts__niter_10_search_greedy_init_random_memory_10_times4ave_50_maxs_0.2'.D2:'TESTBENCH_metaheu_ls_vnd_bvns_ts__niter_10_search_greedy_init_random_memory_10_times4ave_50_maxs_0.2'.D31 'TESTBENCH_metaheu_ls_vnd_bvns_ts__niter_10_search_greedy_init_random_memory_10_times4ave_50_maxs_0.2'.E1:'TESTBENCH_metaheu_ls_vnd_bvns_ts__niter_10_search_greedy_init_random_memory_10_times4ave_50_maxs_0.2'.E1 'TESTBENCH_metaheu_ls_vnd_bvns_ts__niter_10_search_greedy_init_random_memory_10_times4ave_50_maxs_0.2'.E2:'TESTBENCH_metaheu_ls_vnd_bvns_ts__niter_10_search_greedy_init_random_memory_10_times4ave_50_maxs_0.2'.E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7.02cm" svg:height="9.005cm" svg:x="24.008cm" svg:y="44.225cm">
            <draw:object draw:notify-on-update-of-ranges="'TESTBENCH_metaheu_ls_vnd_bvns_ts__niter_10_search_greedy_init_random_memory_10_times4ave_50_maxs_0.2'.G1:'TESTBENCH_metaheu_ls_vnd_bvns_ts__niter_10_search_greedy_init_random_memory_10_times4ave_50_maxs_0.2'.G1 'TESTBENCH_metaheu_ls_vnd_bvns_ts__niter_10_search_greedy_init_random_memory_10_times4ave_50_maxs_0.2'.G2:'TESTBENCH_metaheu_ls_vnd_bvns_ts__niter_10_search_greedy_init_random_memory_10_times4ave_50_maxs_0.2'.G31 'TESTBENCH_metaheu_ls_vnd_bvns_ts__niter_10_search_greedy_init_random_memory_10_times4ave_50_maxs_0.2'.H1:'TESTBENCH_metaheu_ls_vnd_bvns_ts__niter_10_search_greedy_init_random_memory_10_times4ave_50_maxs_0.2'.H1 'TESTBENCH_metaheu_ls_vnd_bvns_ts__niter_10_search_greedy_init_random_memory_10_times4ave_50_maxs_0.2'.H2:'TESTBENCH_metaheu_ls_vnd_bvns_ts__niter_10_search_greedy_init_random_memory_10_times4ave_50_maxs_0.2'.H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7.02cm" svg:height="9.005cm" svg:x="5.133cm" svg:y="53.895cm">
            <draw:object draw:notify-on-update-of-ranges="'TESTBENCH_metaheu_ls_vnd_bvns_ts__niter_10_search_greedy_init_random_memory_10_times4ave_50_maxs_0.2'.J1:'TESTBENCH_metaheu_ls_vnd_bvns_ts__niter_10_search_greedy_init_random_memory_10_times4ave_50_maxs_0.2'.J1 'TESTBENCH_metaheu_ls_vnd_bvns_ts__niter_10_search_greedy_init_random_memory_10_times4ave_50_maxs_0.2'.J2:'TESTBENCH_metaheu_ls_vnd_bvns_ts__niter_10_search_greedy_init_random_memory_10_times4ave_50_maxs_0.2'.J31 'TESTBENCH_metaheu_ls_vnd_bvns_ts__niter_10_search_greedy_init_random_memory_10_times4ave_50_maxs_0.2'.K1:'TESTBENCH_metaheu_ls_vnd_bvns_ts__niter_10_search_greedy_init_random_memory_10_times4ave_50_maxs_0.2'.K1 'TESTBENCH_metaheu_ls_vnd_bvns_ts__niter_10_search_greedy_init_random_memory_10_times4ave_50_maxs_0.2'.K2:'TESTBENCH_metaheu_ls_vnd_bvns_ts__niter_10_search_greedy_init_random_memory_10_times4ave_50_maxs_0.2'.K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7.02cm" svg:height="9.005cm" svg:x="24.069cm" svg:y="53.814cm">
            <draw:object draw:notify-on-update-of-ranges="'TESTBENCH_metaheu_ls_vnd_bvns_ts__niter_10_search_greedy_init_random_memory_10_times4ave_50_maxs_0.2'.M1:'TESTBENCH_metaheu_ls_vnd_bvns_ts__niter_10_search_greedy_init_random_memory_10_times4ave_50_maxs_0.2'.M1 'TESTBENCH_metaheu_ls_vnd_bvns_ts__niter_10_search_greedy_init_random_memory_10_times4ave_50_maxs_0.2'.M2:'TESTBENCH_metaheu_ls_vnd_bvns_ts__niter_10_search_greedy_init_random_memory_10_times4ave_50_maxs_0.2'.M31 'TESTBENCH_metaheu_ls_vnd_bvns_ts__niter_10_search_greedy_init_random_memory_10_times4ave_50_maxs_0.2'.N1:'TESTBENCH_metaheu_ls_vnd_bvns_ts__niter_10_search_greedy_init_random_memory_10_times4ave_50_maxs_0.2'.N1 'TESTBENCH_metaheu_ls_vnd_bvns_ts__niter_10_search_greedy_init_random_memory_10_times4ave_50_maxs_0.2'.N2:'TESTBENCH_metaheu_ls_vnd_bvns_ts__niter_10_search_greedy_init_random_memory_10_times4ave_50_maxs_0.2'.N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  <table:table-cell office:value-type="string" calcext:value-type="string">
            <text:p>ls_diff</text:p>
          </table:table-cell>
          <table:table-cell office:value-type="string" calcext:value-type="string">
            <text:p>vnd_diff</text:p>
          </table:table-cell>
          <table:table-cell office:value-type="string" calcext:value-type="string">
            <text:p>bvns_diff</text:p>
          </table:table-cell>
          <table:table-cell office:value-type="string" calcext:value-type="string">
            <text:p>ts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10nodes/dis_29.txt</text:p>
          </table:table-cell>
          <table:table-cell office:value-type="float" office:value="0.00757935762405396" calcext:value-type="float">
            <text:p>0,007579357624054</text:p>
          </table:table-cell>
          <table:table-cell office:value-type="float" office:value="1382.78" calcext:value-type="float">
            <text:p>1382,78</text:p>
          </table:table-cell>
          <table:table-cell office:value-type="float" office:value="798" calcext:value-type="float">
            <text:p>798</text:p>
          </table:table-cell>
          <table:table-cell office:value-type="float" office:value="0.035143826007843" calcext:value-type="float">
            <text:p>0,035143826007843</text:p>
          </table:table-cell>
          <table:table-cell office:value-type="float" office:value="713.03" calcext:value-type="float">
            <text:p>713,03</text:p>
          </table:table-cell>
          <table:table-cell office:value-type="float" office:value="536" calcext:value-type="float">
            <text:p>536</text:p>
          </table:table-cell>
          <table:table-cell office:value-type="float" office:value="0.201165289878845" calcext:value-type="float">
            <text:p>0,201165289878845</text:p>
          </table:table-cell>
          <table:table-cell office:value-type="float" office:value="593.33" calcext:value-type="float">
            <text:p>593,33</text:p>
          </table:table-cell>
          <table:table-cell office:value-type="float" office:value="502" calcext:value-type="float">
            <text:p>502</text:p>
          </table:table-cell>
          <table:table-cell office:value-type="float" office:value="0.202115321159363" calcext:value-type="float">
            <text:p>0,202115321159363</text:p>
          </table:table-cell>
          <table:table-cell office:value-type="float" office:value="835.33" calcext:value-type="float">
            <text:p>835,33</text:p>
          </table:table-cell>
          <table:table-cell office:value-type="float" office:value="634" calcext:value-type="float">
            <text:p>634</text:p>
          </table:table-cell>
          <table:table-cell table:formula="of:=[.D2]-[.E2]" office:value-type="float" office:value="584.78" calcext:value-type="float">
            <text:p>584,78</text:p>
          </table:table-cell>
          <table:table-cell table:formula="of:=[.G2]-[.H2]" office:value-type="float" office:value="177.03" calcext:value-type="float">
            <text:p>177,03</text:p>
          </table:table-cell>
          <table:table-cell table:formula="of:=[.J2]-[.K2]" office:value-type="float" office:value="91.33" calcext:value-type="float">
            <text:p>91,33</text:p>
          </table:table-cell>
          <table:table-cell table:formula="of:=[.M2]-[.N2]" office:value-type="float" office:value="201.33" calcext:value-type="float">
            <text:p>201,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10nodes/dis_1.txt</text:p>
          </table:table-cell>
          <table:table-cell office:value-type="float" office:value="0.00974202871322632" calcext:value-type="float">
            <text:p>0,009742028713226</text:p>
          </table:table-cell>
          <table:table-cell office:value-type="float" office:value="1228.91" calcext:value-type="float">
            <text:p>1228,91</text:p>
          </table:table-cell>
          <table:table-cell office:value-type="float" office:value="760" calcext:value-type="float">
            <text:p>760</text:p>
          </table:table-cell>
          <table:table-cell office:value-type="float" office:value="0.0335943794250488" calcext:value-type="float">
            <text:p>0,033594379425049</text:p>
          </table:table-cell>
          <table:table-cell office:value-type="float" office:value="685.9" calcext:value-type="float">
            <text:p>685,9</text:p>
          </table:table-cell>
          <table:table-cell office:value-type="float" office:value="512" calcext:value-type="float">
            <text:p>512</text:p>
          </table:table-cell>
          <table:table-cell office:value-type="float" office:value="0.201286537647247" calcext:value-type="float">
            <text:p>0,201286537647247</text:p>
          </table:table-cell>
          <table:table-cell office:value-type="float" office:value="567.22" calcext:value-type="float">
            <text:p>567,22</text:p>
          </table:table-cell>
          <table:table-cell office:value-type="float" office:value="499" calcext:value-type="float">
            <text:p>499</text:p>
          </table:table-cell>
          <table:table-cell office:value-type="float" office:value="0.2027365899086" calcext:value-type="float">
            <text:p>0,2027365899086</text:p>
          </table:table-cell>
          <table:table-cell office:value-type="float" office:value="808.36" calcext:value-type="float">
            <text:p>808,36</text:p>
          </table:table-cell>
          <table:table-cell office:value-type="float" office:value="628" calcext:value-type="float">
            <text:p>628</text:p>
          </table:table-cell>
          <table:table-cell table:formula="of:=[.D3]-[.E3]" office:value-type="float" office:value="468.91" calcext:value-type="float">
            <text:p>468,91</text:p>
          </table:table-cell>
          <table:table-cell table:formula="of:=[.G3]-[.H3]" office:value-type="float" office:value="173.9" calcext:value-type="float">
            <text:p>173,9</text:p>
          </table:table-cell>
          <table:table-cell table:formula="of:=[.J3]-[.K3]" office:value-type="float" office:value="68.22" calcext:value-type="float">
            <text:p>68,22</text:p>
          </table:table-cell>
          <table:table-cell table:formula="of:=[.M3]-[.N3]" office:value-type="float" office:value="180.36" calcext:value-type="float">
            <text:p>180,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10nodes/dis_12.txt</text:p>
          </table:table-cell>
          <table:table-cell office:value-type="float" office:value="0.00823691129684448" calcext:value-type="float">
            <text:p>0,008236911296844</text:p>
          </table:table-cell>
          <table:table-cell office:value-type="float" office:value="1404.83" calcext:value-type="float">
            <text:p>1404,83</text:p>
          </table:table-cell>
          <table:table-cell office:value-type="float" office:value="817" calcext:value-type="float">
            <text:p>817</text:p>
          </table:table-cell>
          <table:table-cell office:value-type="float" office:value="0.032355318069458" calcext:value-type="float">
            <text:p>0,032355318069458</text:p>
          </table:table-cell>
          <table:table-cell office:value-type="float" office:value="647" calcext:value-type="float">
            <text:p>647</text:p>
          </table:table-cell>
          <table:table-cell office:value-type="float" office:value="489" calcext:value-type="float">
            <text:p>489</text:p>
          </table:table-cell>
          <table:table-cell office:value-type="float" office:value="0.201383202075958" calcext:value-type="float">
            <text:p>0,201383202075958</text:p>
          </table:table-cell>
          <table:table-cell office:value-type="float" office:value="535.01" calcext:value-type="float">
            <text:p>535,01</text:p>
          </table:table-cell>
          <table:table-cell office:value-type="float" office:value="465" calcext:value-type="float">
            <text:p>465</text:p>
          </table:table-cell>
          <table:table-cell office:value-type="float" office:value="0.202476065158844" calcext:value-type="float">
            <text:p>0,202476065158844</text:p>
          </table:table-cell>
          <table:table-cell office:value-type="float" office:value="834.11" calcext:value-type="float">
            <text:p>834,11</text:p>
          </table:table-cell>
          <table:table-cell office:value-type="float" office:value="639" calcext:value-type="float">
            <text:p>639</text:p>
          </table:table-cell>
          <table:table-cell table:formula="of:=[.D4]-[.E4]" office:value-type="float" office:value="587.83" calcext:value-type="float">
            <text:p>587,83</text:p>
          </table:table-cell>
          <table:table-cell table:formula="of:=[.G4]-[.H4]" office:value-type="float" office:value="158" calcext:value-type="float">
            <text:p>158</text:p>
          </table:table-cell>
          <table:table-cell table:formula="of:=[.J4]-[.K4]" office:value-type="float" office:value="70.01" calcext:value-type="float">
            <text:p>70,01</text:p>
          </table:table-cell>
          <table:table-cell table:formula="of:=[.M4]-[.N4]" office:value-type="float" office:value="195.11" calcext:value-type="float">
            <text:p>195,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10nodes/dis_4.txt</text:p>
          </table:table-cell>
          <table:table-cell office:value-type="float" office:value="0.00884686231613159" calcext:value-type="float">
            <text:p>0,008846862316132</text:p>
          </table:table-cell>
          <table:table-cell office:value-type="float" office:value="1251.79" calcext:value-type="float">
            <text:p>1251,79</text:p>
          </table:table-cell>
          <table:table-cell office:value-type="float" office:value="754" calcext:value-type="float">
            <text:p>754</text:p>
          </table:table-cell>
          <table:table-cell office:value-type="float" office:value="0.0362625169754028" calcext:value-type="float">
            <text:p>0,036262516975403</text:p>
          </table:table-cell>
          <table:table-cell office:value-type="float" office:value="706.89" calcext:value-type="float">
            <text:p>706,89</text:p>
          </table:table-cell>
          <table:table-cell office:value-type="float" office:value="470" calcext:value-type="float">
            <text:p>470</text:p>
          </table:table-cell>
          <table:table-cell office:value-type="float" office:value="0.201150307655334" calcext:value-type="float">
            <text:p>0,201150307655334</text:p>
          </table:table-cell>
          <table:table-cell office:value-type="float" office:value="572.18" calcext:value-type="float">
            <text:p>572,18</text:p>
          </table:table-cell>
          <table:table-cell office:value-type="float" office:value="443" calcext:value-type="float">
            <text:p>443</text:p>
          </table:table-cell>
          <table:table-cell office:value-type="float" office:value="0.201619389057159" calcext:value-type="float">
            <text:p>0,201619389057159</text:p>
          </table:table-cell>
          <table:table-cell office:value-type="float" office:value="799.25" calcext:value-type="float">
            <text:p>799,25</text:p>
          </table:table-cell>
          <table:table-cell office:value-type="float" office:value="600" calcext:value-type="float">
            <text:p>600</text:p>
          </table:table-cell>
          <table:table-cell table:formula="of:=[.D5]-[.E5]" office:value-type="float" office:value="497.79" calcext:value-type="float">
            <text:p>497,79</text:p>
          </table:table-cell>
          <table:table-cell table:formula="of:=[.G5]-[.H5]" office:value-type="float" office:value="236.89" calcext:value-type="float">
            <text:p>236,89</text:p>
          </table:table-cell>
          <table:table-cell table:formula="of:=[.J5]-[.K5]" office:value-type="float" office:value="129.18" calcext:value-type="float">
            <text:p>129,18</text:p>
          </table:table-cell>
          <table:table-cell table:formula="of:=[.M5]-[.N5]" office:value-type="float" office:value="199.25" calcext:value-type="float">
            <text:p>199,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10nodes/dis_25.txt</text:p>
          </table:table-cell>
          <table:table-cell office:value-type="float" office:value="0.00802263498306274" calcext:value-type="float">
            <text:p>0,008022634983063</text:p>
          </table:table-cell>
          <table:table-cell office:value-type="float" office:value="1322.18" calcext:value-type="float">
            <text:p>1322,18</text:p>
          </table:table-cell>
          <table:table-cell office:value-type="float" office:value="726" calcext:value-type="float">
            <text:p>726</text:p>
          </table:table-cell>
          <table:table-cell office:value-type="float" office:value="0.0343451595306396" calcext:value-type="float">
            <text:p>0,03434515953064</text:p>
          </table:table-cell>
          <table:table-cell office:value-type="float" office:value="614.18" calcext:value-type="float">
            <text:p>614,18</text:p>
          </table:table-cell>
          <table:table-cell office:value-type="float" office:value="456" calcext:value-type="float">
            <text:p>456</text:p>
          </table:table-cell>
          <table:table-cell office:value-type="float" office:value="0.201631972789764" calcext:value-type="float">
            <text:p>0,201631972789764</text:p>
          </table:table-cell>
          <table:table-cell office:value-type="float" office:value="494.03" calcext:value-type="float">
            <text:p>494,03</text:p>
          </table:table-cell>
          <table:table-cell office:value-type="float" office:value="424" calcext:value-type="float">
            <text:p>424</text:p>
          </table:table-cell>
          <table:table-cell office:value-type="float" office:value="0.202296640872955" calcext:value-type="float">
            <text:p>0,202296640872955</text:p>
          </table:table-cell>
          <table:table-cell office:value-type="float" office:value="753.36" calcext:value-type="float">
            <text:p>753,36</text:p>
          </table:table-cell>
          <table:table-cell office:value-type="float" office:value="538" calcext:value-type="float">
            <text:p>538</text:p>
          </table:table-cell>
          <table:table-cell table:formula="of:=[.D6]-[.E6]" office:value-type="float" office:value="596.18" calcext:value-type="float">
            <text:p>596,18</text:p>
          </table:table-cell>
          <table:table-cell table:formula="of:=[.G6]-[.H6]" office:value-type="float" office:value="158.18" calcext:value-type="float">
            <text:p>158,18</text:p>
          </table:table-cell>
          <table:table-cell table:formula="of:=[.J6]-[.K6]" office:value-type="float" office:value="70.03" calcext:value-type="float">
            <text:p>70,03</text:p>
          </table:table-cell>
          <table:table-cell table:formula="of:=[.M6]-[.N6]" office:value-type="float" office:value="215.36" calcext:value-type="float">
            <text:p>215,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10nodes/dis_28.txt</text:p>
          </table:table-cell>
          <table:table-cell office:value-type="float" office:value="0.00852617502212524" calcext:value-type="float">
            <text:p>0,008526175022125</text:p>
          </table:table-cell>
          <table:table-cell office:value-type="float" office:value="1483.13" calcext:value-type="float">
            <text:p>1483,13</text:p>
          </table:table-cell>
          <table:table-cell office:value-type="float" office:value="1001" calcext:value-type="float">
            <text:p>1001</text:p>
          </table:table-cell>
          <table:table-cell office:value-type="float" office:value="0.0348261880874634" calcext:value-type="float">
            <text:p>0,034826188087463</text:p>
          </table:table-cell>
          <table:table-cell office:value-type="float" office:value="747.38" calcext:value-type="float">
            <text:p>747,38</text:p>
          </table:table-cell>
          <table:table-cell office:value-type="float" office:value="594" calcext:value-type="float">
            <text:p>594</text:p>
          </table:table-cell>
          <table:table-cell office:value-type="float" office:value="0.201268894672394" calcext:value-type="float">
            <text:p>0,201268894672394</text:p>
          </table:table-cell>
          <table:table-cell office:value-type="float" office:value="629.21" calcext:value-type="float">
            <text:p>629,21</text:p>
          </table:table-cell>
          <table:table-cell office:value-type="float" office:value="530" calcext:value-type="float">
            <text:p>530</text:p>
          </table:table-cell>
          <table:table-cell office:value-type="float" office:value="0.202813432216644" calcext:value-type="float">
            <text:p>0,202813432216644</text:p>
          </table:table-cell>
          <table:table-cell office:value-type="float" office:value="910.75" calcext:value-type="float">
            <text:p>910,75</text:p>
          </table:table-cell>
          <table:table-cell office:value-type="float" office:value="700" calcext:value-type="float">
            <text:p>700</text:p>
          </table:table-cell>
          <table:table-cell table:formula="of:=[.D7]-[.E7]" office:value-type="float" office:value="482.13" calcext:value-type="float">
            <text:p>482,13</text:p>
          </table:table-cell>
          <table:table-cell table:formula="of:=[.G7]-[.H7]" office:value-type="float" office:value="153.38" calcext:value-type="float">
            <text:p>153,38</text:p>
          </table:table-cell>
          <table:table-cell table:formula="of:=[.J7]-[.K7]" office:value-type="float" office:value="99.21" calcext:value-type="float">
            <text:p>99,21</text:p>
          </table:table-cell>
          <table:table-cell table:formula="of:=[.M7]-[.N7]" office:value-type="float" office:value="210.75" calcext:value-type="float">
            <text:p>210,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10nodes/dis_8.txt</text:p>
          </table:table-cell>
          <table:table-cell office:value-type="float" office:value="0.00738807916641235" calcext:value-type="float">
            <text:p>0,007388079166412</text:p>
          </table:table-cell>
          <table:table-cell office:value-type="float" office:value="1369.66" calcext:value-type="float">
            <text:p>1369,66</text:p>
          </table:table-cell>
          <table:table-cell office:value-type="float" office:value="944" calcext:value-type="float">
            <text:p>944</text:p>
          </table:table-cell>
          <table:table-cell office:value-type="float" office:value="0.0319094395637512" calcext:value-type="float">
            <text:p>0,031909439563751</text:p>
          </table:table-cell>
          <table:table-cell office:value-type="float" office:value="734.31" calcext:value-type="float">
            <text:p>734,31</text:p>
          </table:table-cell>
          <table:table-cell office:value-type="float" office:value="554" calcext:value-type="float">
            <text:p>554</text:p>
          </table:table-cell>
          <table:table-cell office:value-type="float" office:value="0.201020934581757" calcext:value-type="float">
            <text:p>0,201020934581757</text:p>
          </table:table-cell>
          <table:table-cell office:value-type="float" office:value="590.25" calcext:value-type="float">
            <text:p>590,25</text:p>
          </table:table-cell>
          <table:table-cell office:value-type="float" office:value="504" calcext:value-type="float">
            <text:p>504</text:p>
          </table:table-cell>
          <table:table-cell office:value-type="float" office:value="0.202711141109467" calcext:value-type="float">
            <text:p>0,202711141109467</text:p>
          </table:table-cell>
          <table:table-cell office:value-type="float" office:value="837.41" calcext:value-type="float">
            <text:p>837,41</text:p>
          </table:table-cell>
          <table:table-cell office:value-type="float" office:value="605" calcext:value-type="float">
            <text:p>605</text:p>
          </table:table-cell>
          <table:table-cell table:formula="of:=[.D8]-[.E8]" office:value-type="float" office:value="425.66" calcext:value-type="float">
            <text:p>425,66</text:p>
          </table:table-cell>
          <table:table-cell table:formula="of:=[.G8]-[.H8]" office:value-type="float" office:value="180.31" calcext:value-type="float">
            <text:p>180,31</text:p>
          </table:table-cell>
          <table:table-cell table:formula="of:=[.J8]-[.K8]" office:value-type="float" office:value="86.25" calcext:value-type="float">
            <text:p>86,25</text:p>
          </table:table-cell>
          <table:table-cell table:formula="of:=[.M8]-[.N8]" office:value-type="float" office:value="232.41" calcext:value-type="float">
            <text:p>232,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10nodes/dis_13.txt</text:p>
          </table:table-cell>
          <table:table-cell office:value-type="float" office:value="0.00933264970779419" calcext:value-type="float">
            <text:p>0,009332649707794</text:p>
          </table:table-cell>
          <table:table-cell office:value-type="float" office:value="1248.91" calcext:value-type="float">
            <text:p>1248,91</text:p>
          </table:table-cell>
          <table:table-cell office:value-type="float" office:value="767" calcext:value-type="float">
            <text:p>767</text:p>
          </table:table-cell>
          <table:table-cell office:value-type="float" office:value="0.0340414237976074" calcext:value-type="float">
            <text:p>0,034041423797607</text:p>
          </table:table-cell>
          <table:table-cell office:value-type="float" office:value="671.18" calcext:value-type="float">
            <text:p>671,18</text:p>
          </table:table-cell>
          <table:table-cell office:value-type="float" office:value="512" calcext:value-type="float">
            <text:p>512</text:p>
          </table:table-cell>
          <table:table-cell office:value-type="float" office:value="0.201171505451202" calcext:value-type="float">
            <text:p>0,201171505451202</text:p>
          </table:table-cell>
          <table:table-cell office:value-type="float" office:value="551.7" calcext:value-type="float">
            <text:p>551,7</text:p>
          </table:table-cell>
          <table:table-cell office:value-type="float" office:value="464" calcext:value-type="float">
            <text:p>464</text:p>
          </table:table-cell>
          <table:table-cell office:value-type="float" office:value="0.202571697235107" calcext:value-type="float">
            <text:p>0,202571697235107</text:p>
          </table:table-cell>
          <table:table-cell office:value-type="float" office:value="797.28" calcext:value-type="float">
            <text:p>797,28</text:p>
          </table:table-cell>
          <table:table-cell office:value-type="float" office:value="592" calcext:value-type="float">
            <text:p>592</text:p>
          </table:table-cell>
          <table:table-cell table:formula="of:=[.D9]-[.E9]" office:value-type="float" office:value="481.91" calcext:value-type="float">
            <text:p>481,91</text:p>
          </table:table-cell>
          <table:table-cell table:formula="of:=[.G9]-[.H9]" office:value-type="float" office:value="159.18" calcext:value-type="float">
            <text:p>159,18</text:p>
          </table:table-cell>
          <table:table-cell table:formula="of:=[.J9]-[.K9]" office:value-type="float" office:value="87.7000000000001" calcext:value-type="float">
            <text:p>87,7000000000001</text:p>
          </table:table-cell>
          <table:table-cell table:formula="of:=[.M9]-[.N9]" office:value-type="float" office:value="205.28" calcext:value-type="float">
            <text:p>205,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10nodes/dis_22.txt</text:p>
          </table:table-cell>
          <table:table-cell office:value-type="float" office:value="0.00847039461135864" calcext:value-type="float">
            <text:p>0,008470394611359</text:p>
          </table:table-cell>
          <table:table-cell office:value-type="float" office:value="1318.98" calcext:value-type="float">
            <text:p>1318,98</text:p>
          </table:table-cell>
          <table:table-cell office:value-type="float" office:value="788" calcext:value-type="float">
            <text:p>788</text:p>
          </table:table-cell>
          <table:table-cell office:value-type="float" office:value="0.0333632850646973" calcext:value-type="float">
            <text:p>0,033363285064697</text:p>
          </table:table-cell>
          <table:table-cell office:value-type="float" office:value="703.16" calcext:value-type="float">
            <text:p>703,16</text:p>
          </table:table-cell>
          <table:table-cell office:value-type="float" office:value="426" calcext:value-type="float">
            <text:p>426</text:p>
          </table:table-cell>
          <table:table-cell office:value-type="float" office:value="0.20122377872467" calcext:value-type="float">
            <text:p>0,20122377872467</text:p>
          </table:table-cell>
          <table:table-cell office:value-type="float" office:value="552.63" calcext:value-type="float">
            <text:p>552,63</text:p>
          </table:table-cell>
          <table:table-cell office:value-type="float" office:value="426" calcext:value-type="float">
            <text:p>426</text:p>
          </table:table-cell>
          <table:table-cell office:value-type="float" office:value="0.203242697715759" calcext:value-type="float">
            <text:p>0,203242697715759</text:p>
          </table:table-cell>
          <table:table-cell office:value-type="float" office:value="809.15" calcext:value-type="float">
            <text:p>809,15</text:p>
          </table:table-cell>
          <table:table-cell office:value-type="float" office:value="568" calcext:value-type="float">
            <text:p>568</text:p>
          </table:table-cell>
          <table:table-cell table:formula="of:=[.D10]-[.E10]" office:value-type="float" office:value="530.98" calcext:value-type="float">
            <text:p>530,98</text:p>
          </table:table-cell>
          <table:table-cell table:formula="of:=[.G10]-[.H10]" office:value-type="float" office:value="277.16" calcext:value-type="float">
            <text:p>277,16</text:p>
          </table:table-cell>
          <table:table-cell table:formula="of:=[.J10]-[.K10]" office:value-type="float" office:value="126.63" calcext:value-type="float">
            <text:p>126,63</text:p>
          </table:table-cell>
          <table:table-cell table:formula="of:=[.M10]-[.N10]" office:value-type="float" office:value="241.15" calcext:value-type="float">
            <text:p>241,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10nodes/dis_0.txt</text:p>
          </table:table-cell>
          <table:table-cell office:value-type="float" office:value="0.00800057172775269" calcext:value-type="float">
            <text:p>0,008000571727753</text:p>
          </table:table-cell>
          <table:table-cell office:value-type="float" office:value="1431.72" calcext:value-type="float">
            <text:p>1431,72</text:p>
          </table:table-cell>
          <table:table-cell office:value-type="float" office:value="683" calcext:value-type="float">
            <text:p>683</text:p>
          </table:table-cell>
          <table:table-cell office:value-type="float" office:value="0.0344955801963806" calcext:value-type="float">
            <text:p>0,034495580196381</text:p>
          </table:table-cell>
          <table:table-cell office:value-type="float" office:value="700.98" calcext:value-type="float">
            <text:p>700,98</text:p>
          </table:table-cell>
          <table:table-cell office:value-type="float" office:value="529" calcext:value-type="float">
            <text:p>529</text:p>
          </table:table-cell>
          <table:table-cell office:value-type="float" office:value="0.201247987747192" calcext:value-type="float">
            <text:p>0,201247987747192</text:p>
          </table:table-cell>
          <table:table-cell office:value-type="float" office:value="578.92" calcext:value-type="float">
            <text:p>578,92</text:p>
          </table:table-cell>
          <table:table-cell office:value-type="float" office:value="511" calcext:value-type="float">
            <text:p>511</text:p>
          </table:table-cell>
          <table:table-cell office:value-type="float" office:value="0.202665762901306" calcext:value-type="float">
            <text:p>0,202665762901306</text:p>
          </table:table-cell>
          <table:table-cell office:value-type="float" office:value="863.14" calcext:value-type="float">
            <text:p>863,14</text:p>
          </table:table-cell>
          <table:table-cell office:value-type="float" office:value="671" calcext:value-type="float">
            <text:p>671</text:p>
          </table:table-cell>
          <table:table-cell table:formula="of:=[.D11]-[.E11]" office:value-type="float" office:value="748.72" calcext:value-type="float">
            <text:p>748,72</text:p>
          </table:table-cell>
          <table:table-cell table:formula="of:=[.G11]-[.H11]" office:value-type="float" office:value="171.98" calcext:value-type="float">
            <text:p>171,98</text:p>
          </table:table-cell>
          <table:table-cell table:formula="of:=[.J11]-[.K11]" office:value-type="float" office:value="67.92" calcext:value-type="float">
            <text:p>67,92</text:p>
          </table:table-cell>
          <table:table-cell table:formula="of:=[.M11]-[.N11]" office:value-type="float" office:value="192.14" calcext:value-type="float">
            <text:p>192,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10nodes/dis_6.txt</text:p>
          </table:table-cell>
          <table:table-cell office:value-type="float" office:value="0.00815406322479248" calcext:value-type="float">
            <text:p>0,008154063224792</text:p>
          </table:table-cell>
          <table:table-cell office:value-type="float" office:value="1572.58" calcext:value-type="float">
            <text:p>1572,58</text:p>
          </table:table-cell>
          <table:table-cell office:value-type="float" office:value="1052" calcext:value-type="float">
            <text:p>1052</text:p>
          </table:table-cell>
          <table:table-cell office:value-type="float" office:value="0.0310412907600403" calcext:value-type="float">
            <text:p>0,03104129076004</text:p>
          </table:table-cell>
          <table:table-cell office:value-type="float" office:value="819.2" calcext:value-type="float">
            <text:p>819,2</text:p>
          </table:table-cell>
          <table:table-cell office:value-type="float" office:value="582" calcext:value-type="float">
            <text:p>582</text:p>
          </table:table-cell>
          <table:table-cell office:value-type="float" office:value="0.201316854953766" calcext:value-type="float">
            <text:p>0,201316854953766</text:p>
          </table:table-cell>
          <table:table-cell office:value-type="float" office:value="663.22" calcext:value-type="float">
            <text:p>663,22</text:p>
          </table:table-cell>
          <table:table-cell office:value-type="float" office:value="554" calcext:value-type="float">
            <text:p>554</text:p>
          </table:table-cell>
          <table:table-cell office:value-type="float" office:value="0.202662515640259" calcext:value-type="float">
            <text:p>0,202662515640259</text:p>
          </table:table-cell>
          <table:table-cell office:value-type="float" office:value="998.16" calcext:value-type="float">
            <text:p>998,16</text:p>
          </table:table-cell>
          <table:table-cell office:value-type="float" office:value="666" calcext:value-type="float">
            <text:p>666</text:p>
          </table:table-cell>
          <table:table-cell table:formula="of:=[.D12]-[.E12]" office:value-type="float" office:value="520.58" calcext:value-type="float">
            <text:p>520,58</text:p>
          </table:table-cell>
          <table:table-cell table:formula="of:=[.G12]-[.H12]" office:value-type="float" office:value="237.2" calcext:value-type="float">
            <text:p>237,2</text:p>
          </table:table-cell>
          <table:table-cell table:formula="of:=[.J12]-[.K12]" office:value-type="float" office:value="109.22" calcext:value-type="float">
            <text:p>109,22</text:p>
          </table:table-cell>
          <table:table-cell table:formula="of:=[.M12]-[.N12]" office:value-type="float" office:value="332.16" calcext:value-type="float">
            <text:p>332,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10nodes/dis_11.txt</text:p>
          </table:table-cell>
          <table:table-cell office:value-type="float" office:value="0.00766300678253174" calcext:value-type="float">
            <text:p>0,007663006782532</text:p>
          </table:table-cell>
          <table:table-cell office:value-type="float" office:value="1366.08" calcext:value-type="float">
            <text:p>1366,08</text:p>
          </table:table-cell>
          <table:table-cell office:value-type="float" office:value="823" calcext:value-type="float">
            <text:p>823</text:p>
          </table:table-cell>
          <table:table-cell office:value-type="float" office:value="0.0311104559898376" calcext:value-type="float">
            <text:p>0,031110455989838</text:p>
          </table:table-cell>
          <table:table-cell office:value-type="float" office:value="742.41" calcext:value-type="float">
            <text:p>742,41</text:p>
          </table:table-cell>
          <table:table-cell office:value-type="float" office:value="527" calcext:value-type="float">
            <text:p>527</text:p>
          </table:table-cell>
          <table:table-cell office:value-type="float" office:value="0.201148102283478" calcext:value-type="float">
            <text:p>0,201148102283478</text:p>
          </table:table-cell>
          <table:table-cell office:value-type="float" office:value="596.09" calcext:value-type="float">
            <text:p>596,09</text:p>
          </table:table-cell>
          <table:table-cell office:value-type="float" office:value="498" calcext:value-type="float">
            <text:p>498</text:p>
          </table:table-cell>
          <table:table-cell office:value-type="float" office:value="0.202636268138885" calcext:value-type="float">
            <text:p>0,202636268138885</text:p>
          </table:table-cell>
          <table:table-cell office:value-type="float" office:value="816.41" calcext:value-type="float">
            <text:p>816,41</text:p>
          </table:table-cell>
          <table:table-cell office:value-type="float" office:value="598" calcext:value-type="float">
            <text:p>598</text:p>
          </table:table-cell>
          <table:table-cell table:formula="of:=[.D13]-[.E13]" office:value-type="float" office:value="543.08" calcext:value-type="float">
            <text:p>543,08</text:p>
          </table:table-cell>
          <table:table-cell table:formula="of:=[.G13]-[.H13]" office:value-type="float" office:value="215.41" calcext:value-type="float">
            <text:p>215,41</text:p>
          </table:table-cell>
          <table:table-cell table:formula="of:=[.J13]-[.K13]" office:value-type="float" office:value="98.09" calcext:value-type="float">
            <text:p>98,09</text:p>
          </table:table-cell>
          <table:table-cell table:formula="of:=[.M13]-[.N13]" office:value-type="float" office:value="218.41" calcext:value-type="float">
            <text:p>218,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10nodes/dis_18.txt</text:p>
          </table:table-cell>
          <table:table-cell office:value-type="float" office:value="0.00835303544998169" calcext:value-type="float">
            <text:p>0,008353035449982</text:p>
          </table:table-cell>
          <table:table-cell office:value-type="float" office:value="1264.3" calcext:value-type="float">
            <text:p>1264,3</text:p>
          </table:table-cell>
          <table:table-cell office:value-type="float" office:value="835" calcext:value-type="float">
            <text:p>835</text:p>
          </table:table-cell>
          <table:table-cell office:value-type="float" office:value="0.0346907806396484" calcext:value-type="float">
            <text:p>0,034690780639648</text:p>
          </table:table-cell>
          <table:table-cell office:value-type="float" office:value="733.77" calcext:value-type="float">
            <text:p>733,77</text:p>
          </table:table-cell>
          <table:table-cell office:value-type="float" office:value="534" calcext:value-type="float">
            <text:p>534</text:p>
          </table:table-cell>
          <table:table-cell office:value-type="float" office:value="0.201357843875885" calcext:value-type="float">
            <text:p>0,201357843875885</text:p>
          </table:table-cell>
          <table:table-cell office:value-type="float" office:value="596.14" calcext:value-type="float">
            <text:p>596,14</text:p>
          </table:table-cell>
          <table:table-cell office:value-type="float" office:value="476" calcext:value-type="float">
            <text:p>476</text:p>
          </table:table-cell>
          <table:table-cell office:value-type="float" office:value="0.20385559797287" calcext:value-type="float">
            <text:p>0,20385559797287</text:p>
          </table:table-cell>
          <table:table-cell office:value-type="float" office:value="790.97" calcext:value-type="float">
            <text:p>790,97</text:p>
          </table:table-cell>
          <table:table-cell office:value-type="float" office:value="609" calcext:value-type="float">
            <text:p>609</text:p>
          </table:table-cell>
          <table:table-cell table:formula="of:=[.D14]-[.E14]" office:value-type="float" office:value="429.3" calcext:value-type="float">
            <text:p>429,3</text:p>
          </table:table-cell>
          <table:table-cell table:formula="of:=[.G14]-[.H14]" office:value-type="float" office:value="199.77" calcext:value-type="float">
            <text:p>199,77</text:p>
          </table:table-cell>
          <table:table-cell table:formula="of:=[.J14]-[.K14]" office:value-type="float" office:value="120.14" calcext:value-type="float">
            <text:p>120,14</text:p>
          </table:table-cell>
          <table:table-cell table:formula="of:=[.M14]-[.N14]" office:value-type="float" office:value="181.97" calcext:value-type="float">
            <text:p>181,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10nodes/dis_2.txt</text:p>
          </table:table-cell>
          <table:table-cell office:value-type="float" office:value="0.00843222141265869" calcext:value-type="float">
            <text:p>0,008432221412659</text:p>
          </table:table-cell>
          <table:table-cell office:value-type="float" office:value="1261.01" calcext:value-type="float">
            <text:p>1261,01</text:p>
          </table:table-cell>
          <table:table-cell office:value-type="float" office:value="772" calcext:value-type="float">
            <text:p>772</text:p>
          </table:table-cell>
          <table:table-cell office:value-type="float" office:value="0.0329661250114441" calcext:value-type="float">
            <text:p>0,032966125011444</text:p>
          </table:table-cell>
          <table:table-cell office:value-type="float" office:value="669.51" calcext:value-type="float">
            <text:p>669,51</text:p>
          </table:table-cell>
          <table:table-cell office:value-type="float" office:value="461" calcext:value-type="float">
            <text:p>461</text:p>
          </table:table-cell>
          <table:table-cell office:value-type="float" office:value="0.201184046268463" calcext:value-type="float">
            <text:p>0,201184046268463</text:p>
          </table:table-cell>
          <table:table-cell office:value-type="float" office:value="540.64" calcext:value-type="float">
            <text:p>540,64</text:p>
          </table:table-cell>
          <table:table-cell office:value-type="float" office:value="455" calcext:value-type="float">
            <text:p>455</text:p>
          </table:table-cell>
          <table:table-cell office:value-type="float" office:value="0.203602578639984" calcext:value-type="float">
            <text:p>0,203602578639984</text:p>
          </table:table-cell>
          <table:table-cell office:value-type="float" office:value="808.36" calcext:value-type="float">
            <text:p>808,36</text:p>
          </table:table-cell>
          <table:table-cell office:value-type="float" office:value="607" calcext:value-type="float">
            <text:p>607</text:p>
          </table:table-cell>
          <table:table-cell table:formula="of:=[.D15]-[.E15]" office:value-type="float" office:value="489.01" calcext:value-type="float">
            <text:p>489,01</text:p>
          </table:table-cell>
          <table:table-cell table:formula="of:=[.G15]-[.H15]" office:value-type="float" office:value="208.51" calcext:value-type="float">
            <text:p>208,51</text:p>
          </table:table-cell>
          <table:table-cell table:formula="of:=[.J15]-[.K15]" office:value-type="float" office:value="85.64" calcext:value-type="float">
            <text:p>85,64</text:p>
          </table:table-cell>
          <table:table-cell table:formula="of:=[.M15]-[.N15]" office:value-type="float" office:value="201.36" calcext:value-type="float">
            <text:p>201,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10nodes/dis_20.txt</text:p>
          </table:table-cell>
          <table:table-cell office:value-type="float" office:value="0.00775946378707886" calcext:value-type="float">
            <text:p>0,007759463787079</text:p>
          </table:table-cell>
          <table:table-cell office:value-type="float" office:value="1249.29" calcext:value-type="float">
            <text:p>1249,29</text:p>
          </table:table-cell>
          <table:table-cell office:value-type="float" office:value="720" calcext:value-type="float">
            <text:p>720</text:p>
          </table:table-cell>
          <table:table-cell office:value-type="float" office:value="0.0349834132194519" calcext:value-type="float">
            <text:p>0,034983413219452</text:p>
          </table:table-cell>
          <table:table-cell office:value-type="float" office:value="704.47" calcext:value-type="float">
            <text:p>704,47</text:p>
          </table:table-cell>
          <table:table-cell office:value-type="float" office:value="551" calcext:value-type="float">
            <text:p>551</text:p>
          </table:table-cell>
          <table:table-cell office:value-type="float" office:value="0.201310420036316" calcext:value-type="float">
            <text:p>0,201310420036316</text:p>
          </table:table-cell>
          <table:table-cell office:value-type="float" office:value="591.33" calcext:value-type="float">
            <text:p>591,33</text:p>
          </table:table-cell>
          <table:table-cell office:value-type="float" office:value="511" calcext:value-type="float">
            <text:p>511</text:p>
          </table:table-cell>
          <table:table-cell office:value-type="float" office:value="0.203329157829285" calcext:value-type="float">
            <text:p>0,203329157829285</text:p>
          </table:table-cell>
          <table:table-cell office:value-type="float" office:value="806.73" calcext:value-type="float">
            <text:p>806,73</text:p>
          </table:table-cell>
          <table:table-cell office:value-type="float" office:value="668" calcext:value-type="float">
            <text:p>668</text:p>
          </table:table-cell>
          <table:table-cell table:formula="of:=[.D16]-[.E16]" office:value-type="float" office:value="529.29" calcext:value-type="float">
            <text:p>529,29</text:p>
          </table:table-cell>
          <table:table-cell table:formula="of:=[.G16]-[.H16]" office:value-type="float" office:value="153.47" calcext:value-type="float">
            <text:p>153,47</text:p>
          </table:table-cell>
          <table:table-cell table:formula="of:=[.J16]-[.K16]" office:value-type="float" office:value="80.3300000000001" calcext:value-type="float">
            <text:p>80,3300000000001</text:p>
          </table:table-cell>
          <table:table-cell table:formula="of:=[.M16]-[.N16]" office:value-type="float" office:value="138.73" calcext:value-type="float">
            <text:p>138,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10nodes/dis_21.txt</text:p>
          </table:table-cell>
          <table:table-cell office:value-type="float" office:value="0.00875532150268555" calcext:value-type="float">
            <text:p>0,008755321502686</text:p>
          </table:table-cell>
          <table:table-cell office:value-type="float" office:value="1360.42" calcext:value-type="float">
            <text:p>1360,42</text:p>
          </table:table-cell>
          <table:table-cell office:value-type="float" office:value="874" calcext:value-type="float">
            <text:p>874</text:p>
          </table:table-cell>
          <table:table-cell office:value-type="float" office:value="0.0339038562774658" calcext:value-type="float">
            <text:p>0,033903856277466</text:p>
          </table:table-cell>
          <table:table-cell office:value-type="float" office:value="761.95" calcext:value-type="float">
            <text:p>761,95</text:p>
          </table:table-cell>
          <table:table-cell office:value-type="float" office:value="612" calcext:value-type="float">
            <text:p>612</text:p>
          </table:table-cell>
          <table:table-cell office:value-type="float" office:value="0.201316039562225" calcext:value-type="float">
            <text:p>0,201316039562225</text:p>
          </table:table-cell>
          <table:table-cell office:value-type="float" office:value="632.74" calcext:value-type="float">
            <text:p>632,74</text:p>
          </table:table-cell>
          <table:table-cell office:value-type="float" office:value="535" calcext:value-type="float">
            <text:p>535</text:p>
          </table:table-cell>
          <table:table-cell office:value-type="float" office:value="0.201604382991791" calcext:value-type="float">
            <text:p>0,201604382991791</text:p>
          </table:table-cell>
          <table:table-cell office:value-type="float" office:value="861.79" calcext:value-type="float">
            <text:p>861,79</text:p>
          </table:table-cell>
          <table:table-cell office:value-type="float" office:value="631" calcext:value-type="float">
            <text:p>631</text:p>
          </table:table-cell>
          <table:table-cell table:formula="of:=[.D17]-[.E17]" office:value-type="float" office:value="486.42" calcext:value-type="float">
            <text:p>486,42</text:p>
          </table:table-cell>
          <table:table-cell table:formula="of:=[.G17]-[.H17]" office:value-type="float" office:value="149.95" calcext:value-type="float">
            <text:p>149,95</text:p>
          </table:table-cell>
          <table:table-cell table:formula="of:=[.J17]-[.K17]" office:value-type="float" office:value="97.74" calcext:value-type="float">
            <text:p>97,74</text:p>
          </table:table-cell>
          <table:table-cell table:formula="of:=[.M17]-[.N17]" office:value-type="float" office:value="230.79" calcext:value-type="float">
            <text:p>23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10nodes/dis_16.txt</text:p>
          </table:table-cell>
          <table:table-cell office:value-type="float" office:value="0.00935592889785767" calcext:value-type="float">
            <text:p>0,009355928897858</text:p>
          </table:table-cell>
          <table:table-cell office:value-type="float" office:value="1311.5" calcext:value-type="float">
            <text:p>1311,5</text:p>
          </table:table-cell>
          <table:table-cell office:value-type="float" office:value="787" calcext:value-type="float">
            <text:p>787</text:p>
          </table:table-cell>
          <table:table-cell office:value-type="float" office:value="0.0319681668281555" calcext:value-type="float">
            <text:p>0,031968166828156</text:p>
          </table:table-cell>
          <table:table-cell office:value-type="float" office:value="672.13" calcext:value-type="float">
            <text:p>672,13</text:p>
          </table:table-cell>
          <table:table-cell office:value-type="float" office:value="386" calcext:value-type="float">
            <text:p>386</text:p>
          </table:table-cell>
          <table:table-cell office:value-type="float" office:value="0.201139945983887" calcext:value-type="float">
            <text:p>0,201139945983887</text:p>
          </table:table-cell>
          <table:table-cell office:value-type="float" office:value="521.39" calcext:value-type="float">
            <text:p>521,39</text:p>
          </table:table-cell>
          <table:table-cell office:value-type="float" office:value="373" calcext:value-type="float">
            <text:p>373</text:p>
          </table:table-cell>
          <table:table-cell office:value-type="float" office:value="0.202541241645813" calcext:value-type="float">
            <text:p>0,202541241645813</text:p>
          </table:table-cell>
          <table:table-cell office:value-type="float" office:value="758.18" calcext:value-type="float">
            <text:p>758,18</text:p>
          </table:table-cell>
          <table:table-cell office:value-type="float" office:value="468" calcext:value-type="float">
            <text:p>468</text:p>
          </table:table-cell>
          <table:table-cell table:formula="of:=[.D18]-[.E18]" office:value-type="float" office:value="524.5" calcext:value-type="float">
            <text:p>524,5</text:p>
          </table:table-cell>
          <table:table-cell table:formula="of:=[.G18]-[.H18]" office:value-type="float" office:value="286.13" calcext:value-type="float">
            <text:p>286,13</text:p>
          </table:table-cell>
          <table:table-cell table:formula="of:=[.J18]-[.K18]" office:value-type="float" office:value="148.39" calcext:value-type="float">
            <text:p>148,39</text:p>
          </table:table-cell>
          <table:table-cell table:formula="of:=[.M18]-[.N18]" office:value-type="float" office:value="290.18" calcext:value-type="float">
            <text:p>290,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10nodes/dis_24.txt</text:p>
          </table:table-cell>
          <table:table-cell office:value-type="float" office:value="0.00795110702514649" calcext:value-type="float">
            <text:p>0,007951107025146</text:p>
          </table:table-cell>
          <table:table-cell office:value-type="float" office:value="1406.57" calcext:value-type="float">
            <text:p>1406,57</text:p>
          </table:table-cell>
          <table:table-cell office:value-type="float" office:value="890" calcext:value-type="float">
            <text:p>890</text:p>
          </table:table-cell>
          <table:table-cell office:value-type="float" office:value="0.0341098690032959" calcext:value-type="float">
            <text:p>0,034109869003296</text:p>
          </table:table-cell>
          <table:table-cell office:value-type="float" office:value="778.83" calcext:value-type="float">
            <text:p>778,83</text:p>
          </table:table-cell>
          <table:table-cell office:value-type="float" office:value="586" calcext:value-type="float">
            <text:p>586</text:p>
          </table:table-cell>
          <table:table-cell office:value-type="float" office:value="0.201081569194794" calcext:value-type="float">
            <text:p>0,201081569194794</text:p>
          </table:table-cell>
          <table:table-cell office:value-type="float" office:value="653.03" calcext:value-type="float">
            <text:p>653,03</text:p>
          </table:table-cell>
          <table:table-cell office:value-type="float" office:value="558" calcext:value-type="float">
            <text:p>558</text:p>
          </table:table-cell>
          <table:table-cell office:value-type="float" office:value="0.20301828622818" calcext:value-type="float">
            <text:p>0,20301828622818</text:p>
          </table:table-cell>
          <table:table-cell office:value-type="float" office:value="930.54" calcext:value-type="float">
            <text:p>930,54</text:p>
          </table:table-cell>
          <table:table-cell office:value-type="float" office:value="694" calcext:value-type="float">
            <text:p>694</text:p>
          </table:table-cell>
          <table:table-cell table:formula="of:=[.D19]-[.E19]" office:value-type="float" office:value="516.57" calcext:value-type="float">
            <text:p>516,57</text:p>
          </table:table-cell>
          <table:table-cell table:formula="of:=[.G19]-[.H19]" office:value-type="float" office:value="192.83" calcext:value-type="float">
            <text:p>192,83</text:p>
          </table:table-cell>
          <table:table-cell table:formula="of:=[.J19]-[.K19]" office:value-type="float" office:value="95.03" calcext:value-type="float">
            <text:p>95,03</text:p>
          </table:table-cell>
          <table:table-cell table:formula="of:=[.M19]-[.N19]" office:value-type="float" office:value="236.54" calcext:value-type="float">
            <text:p>236,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10nodes/dis_23.txt</text:p>
          </table:table-cell>
          <table:table-cell office:value-type="float" office:value="0.00813682317733765" calcext:value-type="float">
            <text:p>0,008136823177338</text:p>
          </table:table-cell>
          <table:table-cell office:value-type="float" office:value="1240.36" calcext:value-type="float">
            <text:p>1240,36</text:p>
          </table:table-cell>
          <table:table-cell office:value-type="float" office:value="812" calcext:value-type="float">
            <text:p>812</text:p>
          </table:table-cell>
          <table:table-cell office:value-type="float" office:value="0.0353195142745972" calcext:value-type="float">
            <text:p>0,035319514274597</text:p>
          </table:table-cell>
          <table:table-cell office:value-type="float" office:value="678.7" calcext:value-type="float">
            <text:p>678,7</text:p>
          </table:table-cell>
          <table:table-cell office:value-type="float" office:value="479" calcext:value-type="float">
            <text:p>479</text:p>
          </table:table-cell>
          <table:table-cell office:value-type="float" office:value="0.201481349468231" calcext:value-type="float">
            <text:p>0,201481349468231</text:p>
          </table:table-cell>
          <table:table-cell office:value-type="float" office:value="546.6" calcext:value-type="float">
            <text:p>546,6</text:p>
          </table:table-cell>
          <table:table-cell office:value-type="float" office:value="447" calcext:value-type="float">
            <text:p>447</text:p>
          </table:table-cell>
          <table:table-cell office:value-type="float" office:value="0.202747783660889" calcext:value-type="float">
            <text:p>0,202747783660889</text:p>
          </table:table-cell>
          <table:table-cell office:value-type="float" office:value="785.12" calcext:value-type="float">
            <text:p>785,12</text:p>
          </table:table-cell>
          <table:table-cell office:value-type="float" office:value="535" calcext:value-type="float">
            <text:p>535</text:p>
          </table:table-cell>
          <table:table-cell table:formula="of:=[.D20]-[.E20]" office:value-type="float" office:value="428.36" calcext:value-type="float">
            <text:p>428,36</text:p>
          </table:table-cell>
          <table:table-cell table:formula="of:=[.G20]-[.H20]" office:value-type="float" office:value="199.7" calcext:value-type="float">
            <text:p>199,7</text:p>
          </table:table-cell>
          <table:table-cell table:formula="of:=[.J20]-[.K20]" office:value-type="float" office:value="99.6" calcext:value-type="float">
            <text:p>99,6</text:p>
          </table:table-cell>
          <table:table-cell table:formula="of:=[.M20]-[.N20]" office:value-type="float" office:value="250.12" calcext:value-type="float">
            <text:p>250,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10nodes/dis_3.txt</text:p>
          </table:table-cell>
          <table:table-cell office:value-type="float" office:value="0.00908714294433594" calcext:value-type="float">
            <text:p>0,009087142944336</text:p>
          </table:table-cell>
          <table:table-cell office:value-type="float" office:value="1283.99" calcext:value-type="float">
            <text:p>1283,99</text:p>
          </table:table-cell>
          <table:table-cell office:value-type="float" office:value="783" calcext:value-type="float">
            <text:p>783</text:p>
          </table:table-cell>
          <table:table-cell office:value-type="float" office:value="0.0350767493247986" calcext:value-type="float">
            <text:p>0,035076749324799</text:p>
          </table:table-cell>
          <table:table-cell office:value-type="float" office:value="681.9" calcext:value-type="float">
            <text:p>681,9</text:p>
          </table:table-cell>
          <table:table-cell office:value-type="float" office:value="525" calcext:value-type="float">
            <text:p>525</text:p>
          </table:table-cell>
          <table:table-cell office:value-type="float" office:value="0.201320202350616" calcext:value-type="float">
            <text:p>0,201320202350616</text:p>
          </table:table-cell>
          <table:table-cell office:value-type="float" office:value="558.26" calcext:value-type="float">
            <text:p>558,26</text:p>
          </table:table-cell>
          <table:table-cell office:value-type="float" office:value="485" calcext:value-type="float">
            <text:p>485</text:p>
          </table:table-cell>
          <table:table-cell office:value-type="float" office:value="0.202344853878021" calcext:value-type="float">
            <text:p>0,202344853878021</text:p>
          </table:table-cell>
          <table:table-cell office:value-type="float" office:value="851.64" calcext:value-type="float">
            <text:p>851,64</text:p>
          </table:table-cell>
          <table:table-cell office:value-type="float" office:value="669" calcext:value-type="float">
            <text:p>669</text:p>
          </table:table-cell>
          <table:table-cell table:formula="of:=[.D21]-[.E21]" office:value-type="float" office:value="500.99" calcext:value-type="float">
            <text:p>500,99</text:p>
          </table:table-cell>
          <table:table-cell table:formula="of:=[.G21]-[.H21]" office:value-type="float" office:value="156.9" calcext:value-type="float">
            <text:p>156,9</text:p>
          </table:table-cell>
          <table:table-cell table:formula="of:=[.J21]-[.K21]" office:value-type="float" office:value="73.26" calcext:value-type="float">
            <text:p>73,26</text:p>
          </table:table-cell>
          <table:table-cell table:formula="of:=[.M21]-[.N21]" office:value-type="float" office:value="182.64" calcext:value-type="float">
            <text:p>182,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10nodes/dis_9.txt</text:p>
          </table:table-cell>
          <table:table-cell office:value-type="float" office:value="0.00838222980499268" calcext:value-type="float">
            <text:p>0,008382229804993</text:p>
          </table:table-cell>
          <table:table-cell office:value-type="float" office:value="1361.04" calcext:value-type="float">
            <text:p>1361,04</text:p>
          </table:table-cell>
          <table:table-cell office:value-type="float" office:value="920" calcext:value-type="float">
            <text:p>920</text:p>
          </table:table-cell>
          <table:table-cell office:value-type="float" office:value="0.0341360831260681" calcext:value-type="float">
            <text:p>0,034136083126068</text:p>
          </table:table-cell>
          <table:table-cell office:value-type="float" office:value="723.11" calcext:value-type="float">
            <text:p>723,11</text:p>
          </table:table-cell>
          <table:table-cell office:value-type="float" office:value="550" calcext:value-type="float">
            <text:p>550</text:p>
          </table:table-cell>
          <table:table-cell office:value-type="float" office:value="0.201414241790771" calcext:value-type="float">
            <text:p>0,201414241790771</text:p>
          </table:table-cell>
          <table:table-cell office:value-type="float" office:value="599.81" calcext:value-type="float">
            <text:p>599,81</text:p>
          </table:table-cell>
          <table:table-cell office:value-type="float" office:value="492" calcext:value-type="float">
            <text:p>492</text:p>
          </table:table-cell>
          <table:table-cell office:value-type="float" office:value="0.201959459781647" calcext:value-type="float">
            <text:p>0,201959459781647</text:p>
          </table:table-cell>
          <table:table-cell office:value-type="float" office:value="884.37" calcext:value-type="float">
            <text:p>884,37</text:p>
          </table:table-cell>
          <table:table-cell office:value-type="float" office:value="631" calcext:value-type="float">
            <text:p>631</text:p>
          </table:table-cell>
          <table:table-cell table:formula="of:=[.D22]-[.E22]" office:value-type="float" office:value="441.04" calcext:value-type="float">
            <text:p>441,04</text:p>
          </table:table-cell>
          <table:table-cell table:formula="of:=[.G22]-[.H22]" office:value-type="float" office:value="173.11" calcext:value-type="float">
            <text:p>173,11</text:p>
          </table:table-cell>
          <table:table-cell table:formula="of:=[.J22]-[.K22]" office:value-type="float" office:value="107.81" calcext:value-type="float">
            <text:p>107,81</text:p>
          </table:table-cell>
          <table:table-cell table:formula="of:=[.M22]-[.N22]" office:value-type="float" office:value="253.37" calcext:value-type="float">
            <text:p>253,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10nodes/dis_27.txt</text:p>
          </table:table-cell>
          <table:table-cell office:value-type="float" office:value="0.00856629133224487" calcext:value-type="float">
            <text:p>0,008566291332245</text:p>
          </table:table-cell>
          <table:table-cell office:value-type="float" office:value="1326.51" calcext:value-type="float">
            <text:p>1326,51</text:p>
          </table:table-cell>
          <table:table-cell office:value-type="float" office:value="901" calcext:value-type="float">
            <text:p>901</text:p>
          </table:table-cell>
          <table:table-cell office:value-type="float" office:value="0.0358816170692444" calcext:value-type="float">
            <text:p>0,035881617069244</text:p>
          </table:table-cell>
          <table:table-cell office:value-type="float" office:value="765.7" calcext:value-type="float">
            <text:p>765,7</text:p>
          </table:table-cell>
          <table:table-cell office:value-type="float" office:value="589" calcext:value-type="float">
            <text:p>589</text:p>
          </table:table-cell>
          <table:table-cell office:value-type="float" office:value="0.201477656364441" calcext:value-type="float">
            <text:p>0,201477656364441</text:p>
          </table:table-cell>
          <table:table-cell office:value-type="float" office:value="628.45" calcext:value-type="float">
            <text:p>628,45</text:p>
          </table:table-cell>
          <table:table-cell office:value-type="float" office:value="523" calcext:value-type="float">
            <text:p>523</text:p>
          </table:table-cell>
          <table:table-cell office:value-type="float" office:value="0.202715864181519" calcext:value-type="float">
            <text:p>0,202715864181519</text:p>
          </table:table-cell>
          <table:table-cell office:value-type="float" office:value="873.64" calcext:value-type="float">
            <text:p>873,64</text:p>
          </table:table-cell>
          <table:table-cell office:value-type="float" office:value="695" calcext:value-type="float">
            <text:p>695</text:p>
          </table:table-cell>
          <table:table-cell table:formula="of:=[.D23]-[.E23]" office:value-type="float" office:value="425.51" calcext:value-type="float">
            <text:p>425,51</text:p>
          </table:table-cell>
          <table:table-cell table:formula="of:=[.G23]-[.H23]" office:value-type="float" office:value="176.7" calcext:value-type="float">
            <text:p>176,7</text:p>
          </table:table-cell>
          <table:table-cell table:formula="of:=[.J23]-[.K23]" office:value-type="float" office:value="105.45" calcext:value-type="float">
            <text:p>105,45</text:p>
          </table:table-cell>
          <table:table-cell table:formula="of:=[.M23]-[.N23]" office:value-type="float" office:value="178.64" calcext:value-type="float">
            <text:p>178,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10nodes/dis_17.txt</text:p>
          </table:table-cell>
          <table:table-cell office:value-type="float" office:value="0.00965771675109863" calcext:value-type="float">
            <text:p>0,009657716751099</text:p>
          </table:table-cell>
          <table:table-cell office:value-type="float" office:value="1335.35" calcext:value-type="float">
            <text:p>1335,35</text:p>
          </table:table-cell>
          <table:table-cell office:value-type="float" office:value="858" calcext:value-type="float">
            <text:p>858</text:p>
          </table:table-cell>
          <table:table-cell office:value-type="float" office:value="0.034225287437439" calcext:value-type="float">
            <text:p>0,034225287437439</text:p>
          </table:table-cell>
          <table:table-cell office:value-type="float" office:value="775.42" calcext:value-type="float">
            <text:p>775,42</text:p>
          </table:table-cell>
          <table:table-cell office:value-type="float" office:value="599" calcext:value-type="float">
            <text:p>599</text:p>
          </table:table-cell>
          <table:table-cell office:value-type="float" office:value="0.201596267223358" calcext:value-type="float">
            <text:p>0,201596267223358</text:p>
          </table:table-cell>
          <table:table-cell office:value-type="float" office:value="684.73" calcext:value-type="float">
            <text:p>684,73</text:p>
          </table:table-cell>
          <table:table-cell office:value-type="float" office:value="599" calcext:value-type="float">
            <text:p>599</text:p>
          </table:table-cell>
          <table:table-cell office:value-type="float" office:value="0.202125391960144" calcext:value-type="float">
            <text:p>0,202125391960144</text:p>
          </table:table-cell>
          <table:table-cell office:value-type="float" office:value="903.95" calcext:value-type="float">
            <text:p>903,95</text:p>
          </table:table-cell>
          <table:table-cell office:value-type="float" office:value="734" calcext:value-type="float">
            <text:p>734</text:p>
          </table:table-cell>
          <table:table-cell table:formula="of:=[.D24]-[.E24]" office:value-type="float" office:value="477.35" calcext:value-type="float">
            <text:p>477,35</text:p>
          </table:table-cell>
          <table:table-cell table:formula="of:=[.G24]-[.H24]" office:value-type="float" office:value="176.42" calcext:value-type="float">
            <text:p>176,42</text:p>
          </table:table-cell>
          <table:table-cell table:formula="of:=[.J24]-[.K24]" office:value-type="float" office:value="85.73" calcext:value-type="float">
            <text:p>85,73</text:p>
          </table:table-cell>
          <table:table-cell table:formula="of:=[.M24]-[.N24]" office:value-type="float" office:value="169.95" calcext:value-type="float">
            <text:p>169,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10nodes/dis_26.txt</text:p>
          </table:table-cell>
          <table:table-cell office:value-type="float" office:value="0.00785544395446777" calcext:value-type="float">
            <text:p>0,007855443954468</text:p>
          </table:table-cell>
          <table:table-cell office:value-type="float" office:value="1473.18" calcext:value-type="float">
            <text:p>1473,18</text:p>
          </table:table-cell>
          <table:table-cell office:value-type="float" office:value="910" calcext:value-type="float">
            <text:p>910</text:p>
          </table:table-cell>
          <table:table-cell office:value-type="float" office:value="0.0332743501663208" calcext:value-type="float">
            <text:p>0,033274350166321</text:p>
          </table:table-cell>
          <table:table-cell office:value-type="float" office:value="764.29" calcext:value-type="float">
            <text:p>764,29</text:p>
          </table:table-cell>
          <table:table-cell office:value-type="float" office:value="563" calcext:value-type="float">
            <text:p>563</text:p>
          </table:table-cell>
          <table:table-cell office:value-type="float" office:value="0.201153984069824" calcext:value-type="float">
            <text:p>0,201153984069824</text:p>
          </table:table-cell>
          <table:table-cell office:value-type="float" office:value="641.7" calcext:value-type="float">
            <text:p>641,7</text:p>
          </table:table-cell>
          <table:table-cell office:value-type="float" office:value="563" calcext:value-type="float">
            <text:p>563</text:p>
          </table:table-cell>
          <table:table-cell office:value-type="float" office:value="0.20274364233017" calcext:value-type="float">
            <text:p>0,20274364233017</text:p>
          </table:table-cell>
          <table:table-cell office:value-type="float" office:value="958.54" calcext:value-type="float">
            <text:p>958,54</text:p>
          </table:table-cell>
          <table:table-cell office:value-type="float" office:value="711" calcext:value-type="float">
            <text:p>711</text:p>
          </table:table-cell>
          <table:table-cell table:formula="of:=[.D25]-[.E25]" office:value-type="float" office:value="563.18" calcext:value-type="float">
            <text:p>563,18</text:p>
          </table:table-cell>
          <table:table-cell table:formula="of:=[.G25]-[.H25]" office:value-type="float" office:value="201.29" calcext:value-type="float">
            <text:p>201,29</text:p>
          </table:table-cell>
          <table:table-cell table:formula="of:=[.J25]-[.K25]" office:value-type="float" office:value="78.7" calcext:value-type="float">
            <text:p>78,7</text:p>
          </table:table-cell>
          <table:table-cell table:formula="of:=[.M25]-[.N25]" office:value-type="float" office:value="247.54" calcext:value-type="float">
            <text:p>247,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10nodes/dis_7.txt</text:p>
          </table:table-cell>
          <table:table-cell office:value-type="float" office:value="0.00848812818527222" calcext:value-type="float">
            <text:p>0,008488128185272</text:p>
          </table:table-cell>
          <table:table-cell office:value-type="float" office:value="1169.36" calcext:value-type="float">
            <text:p>1169,36</text:p>
          </table:table-cell>
          <table:table-cell office:value-type="float" office:value="756" calcext:value-type="float">
            <text:p>756</text:p>
          </table:table-cell>
          <table:table-cell office:value-type="float" office:value="0.0348780727386475" calcext:value-type="float">
            <text:p>0,034878072738648</text:p>
          </table:table-cell>
          <table:table-cell office:value-type="float" office:value="653.95" calcext:value-type="float">
            <text:p>653,95</text:p>
          </table:table-cell>
          <table:table-cell office:value-type="float" office:value="463" calcext:value-type="float">
            <text:p>463</text:p>
          </table:table-cell>
          <table:table-cell office:value-type="float" office:value="0.201405634880066" calcext:value-type="float">
            <text:p>0,201405634880066</text:p>
          </table:table-cell>
          <table:table-cell office:value-type="float" office:value="536.31" calcext:value-type="float">
            <text:p>536,31</text:p>
          </table:table-cell>
          <table:table-cell office:value-type="float" office:value="463" calcext:value-type="float">
            <text:p>463</text:p>
          </table:table-cell>
          <table:table-cell office:value-type="float" office:value="0.202790818214416" calcext:value-type="float">
            <text:p>0,202790818214416</text:p>
          </table:table-cell>
          <table:table-cell office:value-type="float" office:value="702.32" calcext:value-type="float">
            <text:p>702,32</text:p>
          </table:table-cell>
          <table:table-cell office:value-type="float" office:value="579" calcext:value-type="float">
            <text:p>579</text:p>
          </table:table-cell>
          <table:table-cell table:formula="of:=[.D26]-[.E26]" office:value-type="float" office:value="413.36" calcext:value-type="float">
            <text:p>413,36</text:p>
          </table:table-cell>
          <table:table-cell table:formula="of:=[.G26]-[.H26]" office:value-type="float" office:value="190.95" calcext:value-type="float">
            <text:p>190,95</text:p>
          </table:table-cell>
          <table:table-cell table:formula="of:=[.J26]-[.K26]" office:value-type="float" office:value="73.3099999999999" calcext:value-type="float">
            <text:p>73,3099999999999</text:p>
          </table:table-cell>
          <table:table-cell table:formula="of:=[.M26]-[.N26]" office:value-type="float" office:value="123.32" calcext:value-type="float">
            <text:p>123,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10nodes/dis_15.txt</text:p>
          </table:table-cell>
          <table:table-cell office:value-type="float" office:value="0.00902966260910034" calcext:value-type="float">
            <text:p>0,0090296626091</text:p>
          </table:table-cell>
          <table:table-cell office:value-type="float" office:value="1165.41" calcext:value-type="float">
            <text:p>1165,41</text:p>
          </table:table-cell>
          <table:table-cell office:value-type="float" office:value="714" calcext:value-type="float">
            <text:p>714</text:p>
          </table:table-cell>
          <table:table-cell office:value-type="float" office:value="0.0365241289138794" calcext:value-type="float">
            <text:p>0,036524128913879</text:p>
          </table:table-cell>
          <table:table-cell office:value-type="float" office:value="684.28" calcext:value-type="float">
            <text:p>684,28</text:p>
          </table:table-cell>
          <table:table-cell office:value-type="float" office:value="523" calcext:value-type="float">
            <text:p>523</text:p>
          </table:table-cell>
          <table:table-cell office:value-type="float" office:value="0.201219818592072" calcext:value-type="float">
            <text:p>0,201219818592072</text:p>
          </table:table-cell>
          <table:table-cell office:value-type="float" office:value="564.24" calcext:value-type="float">
            <text:p>564,24</text:p>
          </table:table-cell>
          <table:table-cell office:value-type="float" office:value="484" calcext:value-type="float">
            <text:p>484</text:p>
          </table:table-cell>
          <table:table-cell office:value-type="float" office:value="0.202379589080811" calcext:value-type="float">
            <text:p>0,202379589080811</text:p>
          </table:table-cell>
          <table:table-cell office:value-type="float" office:value="728.09" calcext:value-type="float">
            <text:p>728,09</text:p>
          </table:table-cell>
          <table:table-cell office:value-type="float" office:value="599" calcext:value-type="float">
            <text:p>599</text:p>
          </table:table-cell>
          <table:table-cell table:formula="of:=[.D27]-[.E27]" office:value-type="float" office:value="451.41" calcext:value-type="float">
            <text:p>451,41</text:p>
          </table:table-cell>
          <table:table-cell table:formula="of:=[.G27]-[.H27]" office:value-type="float" office:value="161.28" calcext:value-type="float">
            <text:p>161,28</text:p>
          </table:table-cell>
          <table:table-cell table:formula="of:=[.J27]-[.K27]" office:value-type="float" office:value="80.24" calcext:value-type="float">
            <text:p>80,24</text:p>
          </table:table-cell>
          <table:table-cell table:formula="of:=[.M27]-[.N27]" office:value-type="float" office:value="129.09" calcext:value-type="float">
            <text:p>129,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10nodes/dis_5.txt</text:p>
          </table:table-cell>
          <table:table-cell office:value-type="float" office:value="0.00841313123703003" calcext:value-type="float">
            <text:p>0,00841313123703</text:p>
          </table:table-cell>
          <table:table-cell office:value-type="float" office:value="1430.76" calcext:value-type="float">
            <text:p>1430,76</text:p>
          </table:table-cell>
          <table:table-cell office:value-type="float" office:value="990" calcext:value-type="float">
            <text:p>990</text:p>
          </table:table-cell>
          <table:table-cell office:value-type="float" office:value="0.0337339162826538" calcext:value-type="float">
            <text:p>0,033733916282654</text:p>
          </table:table-cell>
          <table:table-cell office:value-type="float" office:value="805.05" calcext:value-type="float">
            <text:p>805,05</text:p>
          </table:table-cell>
          <table:table-cell office:value-type="float" office:value="628" calcext:value-type="float">
            <text:p>628</text:p>
          </table:table-cell>
          <table:table-cell office:value-type="float" office:value="0.201262030601501" calcext:value-type="float">
            <text:p>0,201262030601501</text:p>
          </table:table-cell>
          <table:table-cell office:value-type="float" office:value="664.2" calcext:value-type="float">
            <text:p>664,2</text:p>
          </table:table-cell>
          <table:table-cell office:value-type="float" office:value="562" calcext:value-type="float">
            <text:p>562</text:p>
          </table:table-cell>
          <table:table-cell office:value-type="float" office:value="0.202966938018799" calcext:value-type="float">
            <text:p>0,202966938018799</text:p>
          </table:table-cell>
          <table:table-cell office:value-type="float" office:value="920.47" calcext:value-type="float">
            <text:p>920,47</text:p>
          </table:table-cell>
          <table:table-cell office:value-type="float" office:value="713" calcext:value-type="float">
            <text:p>713</text:p>
          </table:table-cell>
          <table:table-cell table:formula="of:=[.D28]-[.E28]" office:value-type="float" office:value="440.76" calcext:value-type="float">
            <text:p>440,76</text:p>
          </table:table-cell>
          <table:table-cell table:formula="of:=[.G28]-[.H28]" office:value-type="float" office:value="177.05" calcext:value-type="float">
            <text:p>177,05</text:p>
          </table:table-cell>
          <table:table-cell table:formula="of:=[.J28]-[.K28]" office:value-type="float" office:value="102.2" calcext:value-type="float">
            <text:p>102,2</text:p>
          </table:table-cell>
          <table:table-cell table:formula="of:=[.M28]-[.N28]" office:value-type="float" office:value="207.47" calcext:value-type="float">
            <text:p>207,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10nodes/dis_14.txt</text:p>
          </table:table-cell>
          <table:table-cell office:value-type="float" office:value="0.00915164470672607" calcext:value-type="float">
            <text:p>0,009151644706726</text:p>
          </table:table-cell>
          <table:table-cell office:value-type="float" office:value="1481.4" calcext:value-type="float">
            <text:p>1481,4</text:p>
          </table:table-cell>
          <table:table-cell office:value-type="float" office:value="1055" calcext:value-type="float">
            <text:p>1055</text:p>
          </table:table-cell>
          <table:table-cell office:value-type="float" office:value="0.032588095664978" calcext:value-type="float">
            <text:p>0,032588095664978</text:p>
          </table:table-cell>
          <table:table-cell office:value-type="float" office:value="740.86" calcext:value-type="float">
            <text:p>740,86</text:p>
          </table:table-cell>
          <table:table-cell office:value-type="float" office:value="618" calcext:value-type="float">
            <text:p>618</text:p>
          </table:table-cell>
          <table:table-cell office:value-type="float" office:value="0.201121304035187" calcext:value-type="float">
            <text:p>0,201121304035187</text:p>
          </table:table-cell>
          <table:table-cell office:value-type="float" office:value="640.04" calcext:value-type="float">
            <text:p>640,04</text:p>
          </table:table-cell>
          <table:table-cell office:value-type="float" office:value="571" calcext:value-type="float">
            <text:p>571</text:p>
          </table:table-cell>
          <table:table-cell office:value-type="float" office:value="0.202608106136322" calcext:value-type="float">
            <text:p>0,202608106136322</text:p>
          </table:table-cell>
          <table:table-cell office:value-type="float" office:value="935.62" calcext:value-type="float">
            <text:p>935,62</text:p>
          </table:table-cell>
          <table:table-cell office:value-type="float" office:value="688" calcext:value-type="float">
            <text:p>688</text:p>
          </table:table-cell>
          <table:table-cell table:formula="of:=[.D29]-[.E29]" office:value-type="float" office:value="426.4" calcext:value-type="float">
            <text:p>426,4</text:p>
          </table:table-cell>
          <table:table-cell table:formula="of:=[.G29]-[.H29]" office:value-type="float" office:value="122.86" calcext:value-type="float">
            <text:p>122,86</text:p>
          </table:table-cell>
          <table:table-cell table:formula="of:=[.J29]-[.K29]" office:value-type="float" office:value="69.04" calcext:value-type="float">
            <text:p>69,04</text:p>
          </table:table-cell>
          <table:table-cell table:formula="of:=[.M29]-[.N29]" office:value-type="float" office:value="247.62" calcext:value-type="float">
            <text:p>247,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10nodes/dis_10.txt</text:p>
          </table:table-cell>
          <table:table-cell office:value-type="float" office:value="0.00929779291152954" calcext:value-type="float">
            <text:p>0,00929779291153</text:p>
          </table:table-cell>
          <table:table-cell office:value-type="float" office:value="1463.18" calcext:value-type="float">
            <text:p>1463,18</text:p>
          </table:table-cell>
          <table:table-cell office:value-type="float" office:value="908" calcext:value-type="float">
            <text:p>908</text:p>
          </table:table-cell>
          <table:table-cell office:value-type="float" office:value="0.0337704968452454" calcext:value-type="float">
            <text:p>0,033770496845245</text:p>
          </table:table-cell>
          <table:table-cell office:value-type="float" office:value="701.94" calcext:value-type="float">
            <text:p>701,94</text:p>
          </table:table-cell>
          <table:table-cell office:value-type="float" office:value="513" calcext:value-type="float">
            <text:p>513</text:p>
          </table:table-cell>
          <table:table-cell office:value-type="float" office:value="0.201186463832855" calcext:value-type="float">
            <text:p>0,201186463832855</text:p>
          </table:table-cell>
          <table:table-cell office:value-type="float" office:value="588" calcext:value-type="float">
            <text:p>588</text:p>
          </table:table-cell>
          <table:table-cell office:value-type="float" office:value="455" calcext:value-type="float">
            <text:p>455</text:p>
          </table:table-cell>
          <table:table-cell office:value-type="float" office:value="0.20315621137619" calcext:value-type="float">
            <text:p>0,20315621137619</text:p>
          </table:table-cell>
          <table:table-cell office:value-type="float" office:value="889.97" calcext:value-type="float">
            <text:p>889,97</text:p>
          </table:table-cell>
          <table:table-cell office:value-type="float" office:value="569" calcext:value-type="float">
            <text:p>569</text:p>
          </table:table-cell>
          <table:table-cell table:formula="of:=[.D30]-[.E30]" office:value-type="float" office:value="555.18" calcext:value-type="float">
            <text:p>555,18</text:p>
          </table:table-cell>
          <table:table-cell table:formula="of:=[.G30]-[.H30]" office:value-type="float" office:value="188.94" calcext:value-type="float">
            <text:p>188,94</text:p>
          </table:table-cell>
          <table:table-cell table:formula="of:=[.J30]-[.K30]" office:value-type="float" office:value="133" calcext:value-type="float">
            <text:p>133</text:p>
          </table:table-cell>
          <table:table-cell table:formula="of:=[.M30]-[.N30]" office:value-type="float" office:value="320.97" calcext:value-type="float">
            <text:p>320,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10nodes/dis_19.txt</text:p>
          </table:table-cell>
          <table:table-cell office:value-type="float" office:value="0.0087468695640564" calcext:value-type="float">
            <text:p>0,008746869564056</text:p>
          </table:table-cell>
          <table:table-cell office:value-type="float" office:value="1732.98" calcext:value-type="float">
            <text:p>1732,98</text:p>
          </table:table-cell>
          <table:table-cell office:value-type="float" office:value="1053" calcext:value-type="float">
            <text:p>1053</text:p>
          </table:table-cell>
          <table:table-cell office:value-type="float" office:value="0.0305735182762146" calcext:value-type="float">
            <text:p>0,030573518276215</text:p>
          </table:table-cell>
          <table:table-cell office:value-type="float" office:value="827.81" calcext:value-type="float">
            <text:p>827,81</text:p>
          </table:table-cell>
          <table:table-cell office:value-type="float" office:value="632" calcext:value-type="float">
            <text:p>632</text:p>
          </table:table-cell>
          <table:table-cell office:value-type="float" office:value="0.201003446578979" calcext:value-type="float">
            <text:p>0,201003446578979</text:p>
          </table:table-cell>
          <table:table-cell office:value-type="float" office:value="674.93" calcext:value-type="float">
            <text:p>674,93</text:p>
          </table:table-cell>
          <table:table-cell office:value-type="float" office:value="632" calcext:value-type="float">
            <text:p>632</text:p>
          </table:table-cell>
          <table:table-cell office:value-type="float" office:value="0.20255918264389" calcext:value-type="float">
            <text:p>0,20255918264389</text:p>
          </table:table-cell>
          <table:table-cell office:value-type="float" office:value="1058.42" calcext:value-type="float">
            <text:p>1058,42</text:p>
          </table:table-cell>
          <table:table-cell office:value-type="float" office:value="771" calcext:value-type="float">
            <text:p>771</text:p>
          </table:table-cell>
          <table:table-cell table:formula="of:=[.D31]-[.E31]" office:value-type="float" office:value="679.98" calcext:value-type="float">
            <text:p>679,98</text:p>
          </table:table-cell>
          <table:table-cell table:formula="of:=[.G31]-[.H31]" office:value-type="float" office:value="195.81" calcext:value-type="float">
            <text:p>195,81</text:p>
          </table:table-cell>
          <table:table-cell table:formula="of:=[.J31]-[.K31]" office:value-type="float" office:value="42.93" calcext:value-type="float">
            <text:p>42,93</text:p>
          </table:table-cell>
          <table:table-cell table:formula="of:=[.M31]-[.N31]" office:value-type="float" office:value="287.42" calcext:value-type="float">
            <text:p>287,42</text:p>
          </table:table-cell>
        </table:table-row>
        <table:table-row table:style-name="ro1">
          <table:table-cell table:number-columns-repeated="2"/>
          <table:table-cell table:formula="of:=SUM([.C2:.C31])" office:value-type="float" office:value="0.255382690429688" calcext:value-type="float">
            <text:p>0,255382690429688</text:p>
          </table:table-cell>
          <table:table-cell table:formula="of:=SUM([.D2:.D31])" office:value-type="float" office:value="40698.16" calcext:value-type="float">
            <text:p>40698,16</text:p>
          </table:table-cell>
          <table:table-cell table:formula="of:=SUM([.E2:.E31])" office:value-type="float" office:value="25451" calcext:value-type="float">
            <text:p>25451</text:p>
          </table:table-cell>
          <table:table-cell table:formula="of:=SUM([.F2:.F31])" office:value-type="float" office:value="1.01509290456772" calcext:value-type="float">
            <text:p>1,01509290456772</text:p>
          </table:table-cell>
          <table:table-cell table:formula="of:=SUM([.G2:.G31])" office:value-type="float" office:value="21609.29" calcext:value-type="float">
            <text:p>21609,29</text:p>
          </table:table-cell>
          <table:table-cell table:formula="of:=SUM([.H2:.H31])" office:value-type="float" office:value="15999" calcext:value-type="float">
            <text:p>15999</text:p>
          </table:table-cell>
          <table:table-cell table:formula="of:=SUM([.I2:.I31])" office:value-type="float" office:value="6.03804763317108" calcext:value-type="float">
            <text:p>6,03804763317108</text:p>
          </table:table-cell>
          <table:table-cell table:formula="of:=SUM([.J2:.J31])" office:value-type="float" office:value="17786.33" calcext:value-type="float">
            <text:p>17786,33</text:p>
          </table:table-cell>
          <table:table-cell table:formula="of:=SUM([.K2:.K31])" office:value-type="float" office:value="15004" calcext:value-type="float">
            <text:p>15004</text:p>
          </table:table-cell>
          <table:table-cell table:formula="of:=SUM([.L2:.L31])" office:value-type="float" office:value="6.07959660768509" calcext:value-type="float">
            <text:p>6,07959660768509</text:p>
          </table:table-cell>
          <table:table-cell table:formula="of:=SUM([.M2:.M31])" office:value-type="float" office:value="25511.43" calcext:value-type="float">
            <text:p>25511,43</text:p>
          </table:table-cell>
          <table:table-cell table:formula="of:=SUM([.N2:.N31])" office:value-type="float" office:value="19010" calcext:value-type="float">
            <text:p>19010</text:p>
          </table:table-cell>
          <table:table-cell table:formula="of:=SUM([.O2:.O31])/30" office:value-type="float" office:value="508.238666666667" calcext:value-type="float">
            <text:p>508,238666666667</text:p>
          </table:table-cell>
          <table:table-cell table:formula="of:=SUM([.P2:.P31])/30" office:value-type="float" office:value="187.009666666667" calcext:value-type="float">
            <text:p>187,009666666667</text:p>
          </table:table-cell>
          <table:table-cell table:formula="of:=SUM([.Q2:.Q31])/30" office:value-type="float" office:value="92.7443333333333" calcext:value-type="float">
            <text:p>92,7443333333333</text:p>
          </table:table-cell>
          <table:table-cell table:formula="of:=SUM([.R2:.R31])/30" office:value-type="float" office:value="216.714333333333" calcext:value-type="float">
            <text:p>216,714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8:08:25.2005658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9T18:09:07.674985674</dc:date>
    <meta:editing-duration>PT12M6S</meta:editing-duration>
    <meta:editing-cycles>9</meta:editing-cycles>
    <meta:generator>LibreOffice/6.4.6.2$Linux_X86_64 LibreOffice_project/40$Build-2</meta:generator>
    <meta:document-statistic meta:table-count="1" meta:cell-count="573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4cm" svg:y="0.172cm" chart:style-name="ch2">
          <text:p>10 nodes comparison: LS, VND, BVNS, TS
 niter=10, greedy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random_memory_10_times4ave_50_maxs_0.2'.D1:'TESTBENCH_metaheu_ls_vnd_bvns_ts__niter_10_search_greedy_init_random_memory_10_times4ave_50_maxs_0.2'.D31 'TESTBENCH_metaheu_ls_vnd_bvns_ts__niter_10_search_greedy_init_random_memory_10_times4ave_50_maxs_0.2'.G1:'TESTBENCH_metaheu_ls_vnd_bvns_ts__niter_10_search_greedy_init_random_memory_10_times4ave_50_maxs_0.2'.G31 'TESTBENCH_metaheu_ls_vnd_bvns_ts__niter_10_search_greedy_init_random_memory_10_times4ave_50_maxs_0.2'.J1:'TESTBENCH_metaheu_ls_vnd_bvns_ts__niter_10_search_greedy_init_random_memory_10_times4ave_50_maxs_0.2'.J31 'TESTBENCH_metaheu_ls_vnd_bvns_ts__niter_10_search_greedy_init_random_memory_10_times4ave_50_maxs_0.2'.M1:'TESTBENCH_metaheu_ls_vnd_bvns_ts__niter_10_search_greedy_init_random_memory_10_times4ave_50_maxs_0.2'.M31" chart:data-source-has-labels="row" svg:x="0.699cm" svg:y="1.804cm" svg:width="34.598cm" svg:height="6.262cm">
          <chartooo:coordinate-region svg:x="1.691cm" svg:y="2.003cm" svg:width="33.419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50_maxs_0.2'.D2:'TESTBENCH_metaheu_ls_vnd_bvns_ts__niter_10_search_greedy_init_random_memory_10_times4ave_50_maxs_0.2'.D31" chart:label-cell-address="'TESTBENCH_metaheu_ls_vnd_bvns_ts__niter_10_search_greedy_init_random_memory_10_times4ave_50_maxs_0.2'.D1:'TESTBENCH_metaheu_ls_vnd_bvns_ts__niter_10_search_greedy_init_random_memory_10_times4ave_50_maxs_0.2'.D1" chart:class="chart:line">
            <chart:data-point chart:repeated="30"/>
          </chart:series>
          <chart:series chart:style-name="ch8" chart:values-cell-range-address="'TESTBENCH_metaheu_ls_vnd_bvns_ts__niter_10_search_greedy_init_random_memory_10_times4ave_50_maxs_0.2'.G2:'TESTBENCH_metaheu_ls_vnd_bvns_ts__niter_10_search_greedy_init_random_memory_10_times4ave_50_maxs_0.2'.G31" chart:label-cell-address="'TESTBENCH_metaheu_ls_vnd_bvns_ts__niter_10_search_greedy_init_random_memory_10_times4ave_50_maxs_0.2'.G1:'TESTBENCH_metaheu_ls_vnd_bvns_ts__niter_10_search_greedy_init_random_memory_10_times4ave_50_maxs_0.2'.G1" chart:class="chart:line">
            <chart:data-point chart:repeated="30"/>
          </chart:series>
          <chart:series chart:style-name="ch9" chart:values-cell-range-address="'TESTBENCH_metaheu_ls_vnd_bvns_ts__niter_10_search_greedy_init_random_memory_10_times4ave_50_maxs_0.2'.J2:'TESTBENCH_metaheu_ls_vnd_bvns_ts__niter_10_search_greedy_init_random_memory_10_times4ave_50_maxs_0.2'.J31" chart:label-cell-address="'TESTBENCH_metaheu_ls_vnd_bvns_ts__niter_10_search_greedy_init_random_memory_10_times4ave_50_maxs_0.2'.J1:'TESTBENCH_metaheu_ls_vnd_bvns_ts__niter_10_search_greedy_init_random_memory_10_times4ave_50_maxs_0.2'.J1" chart:class="chart:line">
            <chart:data-point chart:repeated="30"/>
          </chart:series>
          <chart:series chart:style-name="ch10" chart:values-cell-range-address="'TESTBENCH_metaheu_ls_vnd_bvns_ts__niter_10_search_greedy_init_random_memory_10_times4ave_50_maxs_0.2'.M2:'TESTBENCH_metaheu_ls_vnd_bvns_ts__niter_10_search_greedy_init_random_memory_10_times4ave_50_maxs_0.2'.M31" chart:label-cell-address="'TESTBENCH_metaheu_ls_vnd_bvns_ts__niter_10_search_greedy_init_random_memory_10_times4ave_50_maxs_0.2'.M1:'TESTBENCH_metaheu_ls_vnd_bvns_ts__niter_10_search_greedy_init_random_memory_10_times4ave_50_maxs_0.2'.M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random_memory_10_times4ave_50_maxs_0.2'.D1:'TESTBENCH_metaheu_ls_vnd_bvns_ts__niter_10_search_greedy_init_random_memory_10_times4ave_50_maxs_0.2'.D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greedy_init_random_memory_10_times4ave_50_maxs_0.2'.G1:'TESTBENCH_metaheu_ls_vnd_bvns_ts__niter_10_search_greedy_init_random_memory_10_times4ave_50_maxs_0.2'.G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greedy_init_random_memory_10_times4ave_50_maxs_0.2'.J1:'TESTBENCH_metaheu_ls_vnd_bvns_ts__niter_10_search_greedy_init_random_memory_10_times4ave_50_maxs_0.2'.J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greedy_init_random_memory_10_times4ave_50_maxs_0.2'.M1:'TESTBENCH_metaheu_ls_vnd_bvns_ts__niter_10_search_greedy_init_random_memory_10_times4ave_50_maxs_0.2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2.78">
                <text:p>1382.78</text:p>
                <draw:g>
                  <svg:desc>'TESTBENCH_metaheu_ls_vnd_bvns_ts__niter_10_search_greedy_init_random_memory_10_times4ave_50_maxs_0.2'.D2:'TESTBENCH_metaheu_ls_vnd_bvns_ts__niter_10_search_greedy_init_random_memory_10_times4ave_50_maxs_0.2'.D31</svg:desc>
                </draw:g>
              </table:table-cell>
              <table:table-cell office:value-type="float" office:value="713.03">
                <text:p>713.03</text:p>
                <draw:g>
                  <svg:desc>'TESTBENCH_metaheu_ls_vnd_bvns_ts__niter_10_search_greedy_init_random_memory_10_times4ave_50_maxs_0.2'.G2:'TESTBENCH_metaheu_ls_vnd_bvns_ts__niter_10_search_greedy_init_random_memory_10_times4ave_50_maxs_0.2'.G31</svg:desc>
                </draw:g>
              </table:table-cell>
              <table:table-cell office:value-type="float" office:value="593.33">
                <text:p>593.33</text:p>
                <draw:g>
                  <svg:desc>'TESTBENCH_metaheu_ls_vnd_bvns_ts__niter_10_search_greedy_init_random_memory_10_times4ave_50_maxs_0.2'.J2:'TESTBENCH_metaheu_ls_vnd_bvns_ts__niter_10_search_greedy_init_random_memory_10_times4ave_50_maxs_0.2'.J31</svg:desc>
                </draw:g>
              </table:table-cell>
              <table:table-cell office:value-type="float" office:value="835.33">
                <text:p>835.33</text:p>
                <draw:g>
                  <svg:desc>'TESTBENCH_metaheu_ls_vnd_bvns_ts__niter_10_search_greedy_init_random_memory_10_times4ave_50_maxs_0.2'.M2:'TESTBENCH_metaheu_ls_vnd_bvns_ts__niter_10_search_greedy_init_random_memory_10_times4ave_50_maxs_0.2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28.91">
                <text:p>1228.91</text:p>
              </table:table-cell>
              <table:table-cell office:value-type="float" office:value="685.9">
                <text:p>685.9</text:p>
              </table:table-cell>
              <table:table-cell office:value-type="float" office:value="567.22">
                <text:p>567.22</text:p>
              </table:table-cell>
              <table:table-cell office:value-type="float" office:value="808.36">
                <text:p>808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4.83">
                <text:p>1404.83</text:p>
              </table:table-cell>
              <table:table-cell office:value-type="float" office:value="647">
                <text:p>647</text:p>
              </table:table-cell>
              <table:table-cell office:value-type="float" office:value="535.01">
                <text:p>535.01</text:p>
              </table:table-cell>
              <table:table-cell office:value-type="float" office:value="834.11">
                <text:p>834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1.79">
                <text:p>1251.79</text:p>
              </table:table-cell>
              <table:table-cell office:value-type="float" office:value="706.89">
                <text:p>706.89</text:p>
              </table:table-cell>
              <table:table-cell office:value-type="float" office:value="572.18">
                <text:p>572.18</text:p>
              </table:table-cell>
              <table:table-cell office:value-type="float" office:value="799.25">
                <text:p>799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2.18">
                <text:p>1322.18</text:p>
              </table:table-cell>
              <table:table-cell office:value-type="float" office:value="614.18">
                <text:p>614.18</text:p>
              </table:table-cell>
              <table:table-cell office:value-type="float" office:value="494.03">
                <text:p>494.03</text:p>
              </table:table-cell>
              <table:table-cell office:value-type="float" office:value="753.36">
                <text:p>753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3.13">
                <text:p>1483.13</text:p>
              </table:table-cell>
              <table:table-cell office:value-type="float" office:value="747.38">
                <text:p>747.38</text:p>
              </table:table-cell>
              <table:table-cell office:value-type="float" office:value="629.21">
                <text:p>629.21</text:p>
              </table:table-cell>
              <table:table-cell office:value-type="float" office:value="910.75">
                <text:p>91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69.66">
                <text:p>1369.66</text:p>
              </table:table-cell>
              <table:table-cell office:value-type="float" office:value="734.31">
                <text:p>734.31</text:p>
              </table:table-cell>
              <table:table-cell office:value-type="float" office:value="590.25">
                <text:p>590.25</text:p>
              </table:table-cell>
              <table:table-cell office:value-type="float" office:value="837.41">
                <text:p>837.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48.91">
                <text:p>1248.91</text:p>
              </table:table-cell>
              <table:table-cell office:value-type="float" office:value="671.18">
                <text:p>671.18</text:p>
              </table:table-cell>
              <table:table-cell office:value-type="float" office:value="551.7">
                <text:p>551.7</text:p>
              </table:table-cell>
              <table:table-cell office:value-type="float" office:value="797.28">
                <text:p>797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8.98">
                <text:p>1318.98</text:p>
              </table:table-cell>
              <table:table-cell office:value-type="float" office:value="703.16">
                <text:p>703.16</text:p>
              </table:table-cell>
              <table:table-cell office:value-type="float" office:value="552.63">
                <text:p>552.63</text:p>
              </table:table-cell>
              <table:table-cell office:value-type="float" office:value="809.15">
                <text:p>809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1.72">
                <text:p>1431.72</text:p>
              </table:table-cell>
              <table:table-cell office:value-type="float" office:value="700.98">
                <text:p>700.98</text:p>
              </table:table-cell>
              <table:table-cell office:value-type="float" office:value="578.92">
                <text:p>578.92</text:p>
              </table:table-cell>
              <table:table-cell office:value-type="float" office:value="863.14">
                <text:p>863.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2.58">
                <text:p>1572.58</text:p>
              </table:table-cell>
              <table:table-cell office:value-type="float" office:value="819.2">
                <text:p>819.2</text:p>
              </table:table-cell>
              <table:table-cell office:value-type="float" office:value="663.22">
                <text:p>663.22</text:p>
              </table:table-cell>
              <table:table-cell office:value-type="float" office:value="998.16">
                <text:p>998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6.08">
                <text:p>1366.08</text:p>
              </table:table-cell>
              <table:table-cell office:value-type="float" office:value="742.41">
                <text:p>742.41</text:p>
              </table:table-cell>
              <table:table-cell office:value-type="float" office:value="596.09">
                <text:p>596.09</text:p>
              </table:table-cell>
              <table:table-cell office:value-type="float" office:value="816.41">
                <text:p>816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64.3">
                <text:p>1264.3</text:p>
              </table:table-cell>
              <table:table-cell office:value-type="float" office:value="733.77">
                <text:p>733.77</text:p>
              </table:table-cell>
              <table:table-cell office:value-type="float" office:value="596.14">
                <text:p>596.14</text:p>
              </table:table-cell>
              <table:table-cell office:value-type="float" office:value="790.97">
                <text:p>790.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61.01">
                <text:p>1261.01</text:p>
              </table:table-cell>
              <table:table-cell office:value-type="float" office:value="669.51">
                <text:p>669.51</text:p>
              </table:table-cell>
              <table:table-cell office:value-type="float" office:value="540.64">
                <text:p>540.64</text:p>
              </table:table-cell>
              <table:table-cell office:value-type="float" office:value="808.36">
                <text:p>808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9.29">
                <text:p>1249.29</text:p>
              </table:table-cell>
              <table:table-cell office:value-type="float" office:value="704.47">
                <text:p>704.47</text:p>
              </table:table-cell>
              <table:table-cell office:value-type="float" office:value="591.33">
                <text:p>591.33</text:p>
              </table:table-cell>
              <table:table-cell office:value-type="float" office:value="806.73">
                <text:p>806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60.42">
                <text:p>1360.42</text:p>
              </table:table-cell>
              <table:table-cell office:value-type="float" office:value="761.95">
                <text:p>761.95</text:p>
              </table:table-cell>
              <table:table-cell office:value-type="float" office:value="632.74">
                <text:p>632.74</text:p>
              </table:table-cell>
              <table:table-cell office:value-type="float" office:value="861.79">
                <text:p>861.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1.5">
                <text:p>1311.5</text:p>
              </table:table-cell>
              <table:table-cell office:value-type="float" office:value="672.13">
                <text:p>672.13</text:p>
              </table:table-cell>
              <table:table-cell office:value-type="float" office:value="521.39">
                <text:p>521.39</text:p>
              </table:table-cell>
              <table:table-cell office:value-type="float" office:value="758.18">
                <text:p>758.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06.57">
                <text:p>1406.57</text:p>
              </table:table-cell>
              <table:table-cell office:value-type="float" office:value="778.83">
                <text:p>778.83</text:p>
              </table:table-cell>
              <table:table-cell office:value-type="float" office:value="653.03">
                <text:p>653.03</text:p>
              </table:table-cell>
              <table:table-cell office:value-type="float" office:value="930.54">
                <text:p>930.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40.36">
                <text:p>1240.36</text:p>
              </table:table-cell>
              <table:table-cell office:value-type="float" office:value="678.7">
                <text:p>678.7</text:p>
              </table:table-cell>
              <table:table-cell office:value-type="float" office:value="546.6">
                <text:p>546.6</text:p>
              </table:table-cell>
              <table:table-cell office:value-type="float" office:value="785.12">
                <text:p>785.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3.99">
                <text:p>1283.99</text:p>
              </table:table-cell>
              <table:table-cell office:value-type="float" office:value="681.9">
                <text:p>681.9</text:p>
              </table:table-cell>
              <table:table-cell office:value-type="float" office:value="558.26">
                <text:p>558.26</text:p>
              </table:table-cell>
              <table:table-cell office:value-type="float" office:value="851.64">
                <text:p>851.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61.04">
                <text:p>1361.04</text:p>
              </table:table-cell>
              <table:table-cell office:value-type="float" office:value="723.11">
                <text:p>723.11</text:p>
              </table:table-cell>
              <table:table-cell office:value-type="float" office:value="599.81">
                <text:p>599.81</text:p>
              </table:table-cell>
              <table:table-cell office:value-type="float" office:value="884.37">
                <text:p>884.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6.51">
                <text:p>1326.51</text:p>
              </table:table-cell>
              <table:table-cell office:value-type="float" office:value="765.7">
                <text:p>765.7</text:p>
              </table:table-cell>
              <table:table-cell office:value-type="float" office:value="628.45">
                <text:p>628.45</text:p>
              </table:table-cell>
              <table:table-cell office:value-type="float" office:value="873.64">
                <text:p>873.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35.35">
                <text:p>1335.35</text:p>
              </table:table-cell>
              <table:table-cell office:value-type="float" office:value="775.42">
                <text:p>775.42</text:p>
              </table:table-cell>
              <table:table-cell office:value-type="float" office:value="684.73">
                <text:p>684.73</text:p>
              </table:table-cell>
              <table:table-cell office:value-type="float" office:value="903.95">
                <text:p>903.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3.18">
                <text:p>1473.18</text:p>
              </table:table-cell>
              <table:table-cell office:value-type="float" office:value="764.29">
                <text:p>764.29</text:p>
              </table:table-cell>
              <table:table-cell office:value-type="float" office:value="641.7">
                <text:p>641.7</text:p>
              </table:table-cell>
              <table:table-cell office:value-type="float" office:value="958.54">
                <text:p>958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9.36">
                <text:p>1169.36</text:p>
              </table:table-cell>
              <table:table-cell office:value-type="float" office:value="653.95">
                <text:p>653.95</text:p>
              </table:table-cell>
              <table:table-cell office:value-type="float" office:value="536.31">
                <text:p>536.31</text:p>
              </table:table-cell>
              <table:table-cell office:value-type="float" office:value="702.32">
                <text:p>702.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65.41">
                <text:p>1165.41</text:p>
              </table:table-cell>
              <table:table-cell office:value-type="float" office:value="684.28">
                <text:p>684.28</text:p>
              </table:table-cell>
              <table:table-cell office:value-type="float" office:value="564.24">
                <text:p>564.24</text:p>
              </table:table-cell>
              <table:table-cell office:value-type="float" office:value="728.09">
                <text:p>728.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30.76">
                <text:p>1430.76</text:p>
              </table:table-cell>
              <table:table-cell office:value-type="float" office:value="805.05">
                <text:p>805.05</text:p>
              </table:table-cell>
              <table:table-cell office:value-type="float" office:value="664.2">
                <text:p>664.2</text:p>
              </table:table-cell>
              <table:table-cell office:value-type="float" office:value="920.47">
                <text:p>920.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81.4">
                <text:p>1481.4</text:p>
              </table:table-cell>
              <table:table-cell office:value-type="float" office:value="740.86">
                <text:p>740.86</text:p>
              </table:table-cell>
              <table:table-cell office:value-type="float" office:value="640.04">
                <text:p>640.04</text:p>
              </table:table-cell>
              <table:table-cell office:value-type="float" office:value="935.62">
                <text:p>935.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63.18">
                <text:p>1463.18</text:p>
              </table:table-cell>
              <table:table-cell office:value-type="float" office:value="701.94">
                <text:p>701.94</text:p>
              </table:table-cell>
              <table:table-cell office:value-type="float" office:value="588">
                <text:p>588</text:p>
              </table:table-cell>
              <table:table-cell office:value-type="float" office:value="889.97">
                <text:p>889.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32.98">
                <text:p>1732.98</text:p>
              </table:table-cell>
              <table:table-cell office:value-type="float" office:value="827.81">
                <text:p>827.81</text:p>
              </table:table-cell>
              <table:table-cell office:value-type="float" office:value="674.93">
                <text:p>674.93</text:p>
              </table:table-cell>
              <table:table-cell office:value-type="float" office:value="1058.42">
                <text:p>1058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3cm" svg:y="0.172cm" chart:style-name="ch2">
          <text:p>10 nodes comparison: LS, VND, BVNS, TS
 niter=10, anxious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random_memory_10_times4ave_50_maxs_0.2'.D1:'TESTBENCH_metaheu_ls_vnd_bvns_ts__niter_10_search_greedy_init_random_memory_10_times4ave_50_maxs_0.2'.E31 'TESTBENCH_metaheu_ls_vnd_bvns_ts__niter_10_search_greedy_init_random_memory_10_times4ave_50_maxs_0.2'.G1:'TESTBENCH_metaheu_ls_vnd_bvns_ts__niter_10_search_greedy_init_random_memory_10_times4ave_50_maxs_0.2'.H31 'TESTBENCH_metaheu_ls_vnd_bvns_ts__niter_10_search_greedy_init_random_memory_10_times4ave_50_maxs_0.2'.J1:'TESTBENCH_metaheu_ls_vnd_bvns_ts__niter_10_search_greedy_init_random_memory_10_times4ave_50_maxs_0.2'.K31 'TESTBENCH_metaheu_ls_vnd_bvns_ts__niter_10_search_greedy_init_random_memory_10_times4ave_50_maxs_0.2'.M1:'TESTBENCH_metaheu_ls_vnd_bvns_ts__niter_10_search_greedy_init_random_memory_10_times4ave_50_maxs_0.2'.N31" chart:data-source-has-labels="row" svg:x="0.699cm" svg:y="1.804cm" svg:width="34.598cm" svg:height="6.262cm">
          <chartooo:coordinate-region svg:x="1.691cm" svg:y="2.003cm" svg:width="33.419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50_maxs_0.2'.D2:'TESTBENCH_metaheu_ls_vnd_bvns_ts__niter_10_search_greedy_init_random_memory_10_times4ave_50_maxs_0.2'.D31" chart:label-cell-address="'TESTBENCH_metaheu_ls_vnd_bvns_ts__niter_10_search_greedy_init_random_memory_10_times4ave_50_maxs_0.2'.D1:'TESTBENCH_metaheu_ls_vnd_bvns_ts__niter_10_search_greedy_init_random_memory_10_times4ave_50_maxs_0.2'.D1" chart:class="chart:line">
            <chart:data-point chart:repeated="30"/>
          </chart:series>
          <chart:series chart:style-name="ch8" chart:values-cell-range-address="'TESTBENCH_metaheu_ls_vnd_bvns_ts__niter_10_search_greedy_init_random_memory_10_times4ave_50_maxs_0.2'.E2:'TESTBENCH_metaheu_ls_vnd_bvns_ts__niter_10_search_greedy_init_random_memory_10_times4ave_50_maxs_0.2'.E31" chart:label-cell-address="'TESTBENCH_metaheu_ls_vnd_bvns_ts__niter_10_search_greedy_init_random_memory_10_times4ave_50_maxs_0.2'.E1:'TESTBENCH_metaheu_ls_vnd_bvns_ts__niter_10_search_greedy_init_random_memory_10_times4ave_50_maxs_0.2'.E1" chart:class="chart:line">
            <chart:data-point chart:repeated="30"/>
          </chart:series>
          <chart:series chart:style-name="ch9" chart:values-cell-range-address="'TESTBENCH_metaheu_ls_vnd_bvns_ts__niter_10_search_greedy_init_random_memory_10_times4ave_50_maxs_0.2'.G2:'TESTBENCH_metaheu_ls_vnd_bvns_ts__niter_10_search_greedy_init_random_memory_10_times4ave_50_maxs_0.2'.G31" chart:label-cell-address="'TESTBENCH_metaheu_ls_vnd_bvns_ts__niter_10_search_greedy_init_random_memory_10_times4ave_50_maxs_0.2'.G1:'TESTBENCH_metaheu_ls_vnd_bvns_ts__niter_10_search_greedy_init_random_memory_10_times4ave_50_maxs_0.2'.G1" chart:class="chart:line">
            <chart:data-point chart:repeated="30"/>
          </chart:series>
          <chart:series chart:style-name="ch10" chart:values-cell-range-address="'TESTBENCH_metaheu_ls_vnd_bvns_ts__niter_10_search_greedy_init_random_memory_10_times4ave_50_maxs_0.2'.H2:'TESTBENCH_metaheu_ls_vnd_bvns_ts__niter_10_search_greedy_init_random_memory_10_times4ave_50_maxs_0.2'.H31" chart:label-cell-address="'TESTBENCH_metaheu_ls_vnd_bvns_ts__niter_10_search_greedy_init_random_memory_10_times4ave_50_maxs_0.2'.H1:'TESTBENCH_metaheu_ls_vnd_bvns_ts__niter_10_search_greedy_init_random_memory_10_times4ave_50_maxs_0.2'.H1" chart:class="chart:line">
            <chart:data-point chart:repeated="30"/>
          </chart:series>
          <chart:series chart:style-name="ch11" chart:values-cell-range-address="'TESTBENCH_metaheu_ls_vnd_bvns_ts__niter_10_search_greedy_init_random_memory_10_times4ave_50_maxs_0.2'.J2:'TESTBENCH_metaheu_ls_vnd_bvns_ts__niter_10_search_greedy_init_random_memory_10_times4ave_50_maxs_0.2'.J31" chart:label-cell-address="'TESTBENCH_metaheu_ls_vnd_bvns_ts__niter_10_search_greedy_init_random_memory_10_times4ave_50_maxs_0.2'.J1:'TESTBENCH_metaheu_ls_vnd_bvns_ts__niter_10_search_greedy_init_random_memory_10_times4ave_50_maxs_0.2'.J1" chart:class="chart:line">
            <chart:data-point chart:repeated="30"/>
          </chart:series>
          <chart:series chart:style-name="ch12" chart:values-cell-range-address="'TESTBENCH_metaheu_ls_vnd_bvns_ts__niter_10_search_greedy_init_random_memory_10_times4ave_50_maxs_0.2'.K2:'TESTBENCH_metaheu_ls_vnd_bvns_ts__niter_10_search_greedy_init_random_memory_10_times4ave_50_maxs_0.2'.K31" chart:label-cell-address="'TESTBENCH_metaheu_ls_vnd_bvns_ts__niter_10_search_greedy_init_random_memory_10_times4ave_50_maxs_0.2'.K1:'TESTBENCH_metaheu_ls_vnd_bvns_ts__niter_10_search_greedy_init_random_memory_10_times4ave_50_maxs_0.2'.K1" chart:class="chart:line">
            <chart:data-point chart:repeated="30"/>
          </chart:series>
          <chart:series chart:style-name="ch13" chart:values-cell-range-address="'TESTBENCH_metaheu_ls_vnd_bvns_ts__niter_10_search_greedy_init_random_memory_10_times4ave_50_maxs_0.2'.M2:'TESTBENCH_metaheu_ls_vnd_bvns_ts__niter_10_search_greedy_init_random_memory_10_times4ave_50_maxs_0.2'.M31" chart:label-cell-address="'TESTBENCH_metaheu_ls_vnd_bvns_ts__niter_10_search_greedy_init_random_memory_10_times4ave_50_maxs_0.2'.M1:'TESTBENCH_metaheu_ls_vnd_bvns_ts__niter_10_search_greedy_init_random_memory_10_times4ave_50_maxs_0.2'.M1" chart:class="chart:line">
            <chart:data-point chart:repeated="30"/>
          </chart:series>
          <chart:series chart:style-name="ch14" chart:values-cell-range-address="'TESTBENCH_metaheu_ls_vnd_bvns_ts__niter_10_search_greedy_init_random_memory_10_times4ave_50_maxs_0.2'.N2:'TESTBENCH_metaheu_ls_vnd_bvns_ts__niter_10_search_greedy_init_random_memory_10_times4ave_50_maxs_0.2'.N31" chart:label-cell-address="'TESTBENCH_metaheu_ls_vnd_bvns_ts__niter_10_search_greedy_init_random_memory_10_times4ave_50_maxs_0.2'.N1:'TESTBENCH_metaheu_ls_vnd_bvns_ts__niter_10_search_greedy_init_random_memory_10_times4ave_50_maxs_0.2'.N1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random_memory_10_times4ave_50_maxs_0.2'.D1:'TESTBENCH_metaheu_ls_vnd_bvns_ts__niter_10_search_greedy_init_random_memory_10_times4ave_50_maxs_0.2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greedy_init_random_memory_10_times4ave_50_maxs_0.2'.E1:'TESTBENCH_metaheu_ls_vnd_bvns_ts__niter_10_search_greedy_init_random_memory_10_times4ave_50_maxs_0.2'.E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greedy_init_random_memory_10_times4ave_50_maxs_0.2'.G1:'TESTBENCH_metaheu_ls_vnd_bvns_ts__niter_10_search_greedy_init_random_memory_10_times4ave_50_maxs_0.2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random_memory_10_times4ave_50_maxs_0.2'.H1:'TESTBENCH_metaheu_ls_vnd_bvns_ts__niter_10_search_greedy_init_random_memory_10_times4ave_50_maxs_0.2'.H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greedy_init_random_memory_10_times4ave_50_maxs_0.2'.J1:'TESTBENCH_metaheu_ls_vnd_bvns_ts__niter_10_search_greedy_init_random_memory_10_times4ave_50_maxs_0.2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random_memory_10_times4ave_50_maxs_0.2'.K1:'TESTBENCH_metaheu_ls_vnd_bvns_ts__niter_10_search_greedy_init_random_memory_10_times4ave_50_maxs_0.2'.K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greedy_init_random_memory_10_times4ave_50_maxs_0.2'.M1:'TESTBENCH_metaheu_ls_vnd_bvns_ts__niter_10_search_greedy_init_random_memory_10_times4ave_50_maxs_0.2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random_memory_10_times4ave_50_maxs_0.2'.N1:'TESTBENCH_metaheu_ls_vnd_bvns_ts__niter_10_search_greedy_init_random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2.78">
                <text:p>1382.78</text:p>
                <draw:g>
                  <svg:desc>'TESTBENCH_metaheu_ls_vnd_bvns_ts__niter_10_search_greedy_init_random_memory_10_times4ave_50_maxs_0.2'.D2:'TESTBENCH_metaheu_ls_vnd_bvns_ts__niter_10_search_greedy_init_random_memory_10_times4ave_50_maxs_0.2'.D31</svg:desc>
                </draw:g>
              </table:table-cell>
              <table:table-cell office:value-type="float" office:value="798">
                <text:p>798</text:p>
                <draw:g>
                  <svg:desc>'TESTBENCH_metaheu_ls_vnd_bvns_ts__niter_10_search_greedy_init_random_memory_10_times4ave_50_maxs_0.2'.E2:'TESTBENCH_metaheu_ls_vnd_bvns_ts__niter_10_search_greedy_init_random_memory_10_times4ave_50_maxs_0.2'.E31</svg:desc>
                </draw:g>
              </table:table-cell>
              <table:table-cell office:value-type="float" office:value="713.03">
                <text:p>713.03</text:p>
                <draw:g>
                  <svg:desc>'TESTBENCH_metaheu_ls_vnd_bvns_ts__niter_10_search_greedy_init_random_memory_10_times4ave_50_maxs_0.2'.G2:'TESTBENCH_metaheu_ls_vnd_bvns_ts__niter_10_search_greedy_init_random_memory_10_times4ave_50_maxs_0.2'.G31</svg:desc>
                </draw:g>
              </table:table-cell>
              <table:table-cell office:value-type="float" office:value="536">
                <text:p>536</text:p>
                <draw:g>
                  <svg:desc>'TESTBENCH_metaheu_ls_vnd_bvns_ts__niter_10_search_greedy_init_random_memory_10_times4ave_50_maxs_0.2'.H2:'TESTBENCH_metaheu_ls_vnd_bvns_ts__niter_10_search_greedy_init_random_memory_10_times4ave_50_maxs_0.2'.H31</svg:desc>
                </draw:g>
              </table:table-cell>
              <table:table-cell office:value-type="float" office:value="593.33">
                <text:p>593.33</text:p>
                <draw:g>
                  <svg:desc>'TESTBENCH_metaheu_ls_vnd_bvns_ts__niter_10_search_greedy_init_random_memory_10_times4ave_50_maxs_0.2'.J2:'TESTBENCH_metaheu_ls_vnd_bvns_ts__niter_10_search_greedy_init_random_memory_10_times4ave_50_maxs_0.2'.J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random_memory_10_times4ave_50_maxs_0.2'.K2:'TESTBENCH_metaheu_ls_vnd_bvns_ts__niter_10_search_greedy_init_random_memory_10_times4ave_50_maxs_0.2'.K31</svg:desc>
                </draw:g>
              </table:table-cell>
              <table:table-cell office:value-type="float" office:value="835.33">
                <text:p>835.33</text:p>
                <draw:g>
                  <svg:desc>'TESTBENCH_metaheu_ls_vnd_bvns_ts__niter_10_search_greedy_init_random_memory_10_times4ave_50_maxs_0.2'.M2:'TESTBENCH_metaheu_ls_vnd_bvns_ts__niter_10_search_greedy_init_random_memory_10_times4ave_50_maxs_0.2'.M31</svg:desc>
                </draw:g>
              </table:table-cell>
              <table:table-cell office:value-type="float" office:value="634">
                <text:p>634</text:p>
                <draw:g>
                  <svg:desc>'TESTBENCH_metaheu_ls_vnd_bvns_ts__niter_10_search_greedy_init_random_memory_10_times4ave_50_maxs_0.2'.N2:'TESTBENCH_metaheu_ls_vnd_bvns_ts__niter_10_search_greedy_init_random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28.91">
                <text:p>1228.91</text:p>
              </table:table-cell>
              <table:table-cell office:value-type="float" office:value="760">
                <text:p>760</text:p>
              </table:table-cell>
              <table:table-cell office:value-type="float" office:value="685.9">
                <text:p>685.9</text:p>
              </table:table-cell>
              <table:table-cell office:value-type="float" office:value="512">
                <text:p>512</text:p>
              </table:table-cell>
              <table:table-cell office:value-type="float" office:value="567.22">
                <text:p>567.22</text:p>
              </table:table-cell>
              <table:table-cell office:value-type="float" office:value="499">
                <text:p>499</text:p>
              </table:table-cell>
              <table:table-cell office:value-type="float" office:value="808.36">
                <text:p>808.36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4.83">
                <text:p>1404.83</text:p>
              </table:table-cell>
              <table:table-cell office:value-type="float" office:value="817">
                <text:p>817</text:p>
              </table:table-cell>
              <table:table-cell office:value-type="float" office:value="647">
                <text:p>647</text:p>
              </table:table-cell>
              <table:table-cell office:value-type="float" office:value="489">
                <text:p>489</text:p>
              </table:table-cell>
              <table:table-cell office:value-type="float" office:value="535.01">
                <text:p>535.01</text:p>
              </table:table-cell>
              <table:table-cell office:value-type="float" office:value="465">
                <text:p>465</text:p>
              </table:table-cell>
              <table:table-cell office:value-type="float" office:value="834.11">
                <text:p>834.1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1.79">
                <text:p>1251.79</text:p>
              </table:table-cell>
              <table:table-cell office:value-type="float" office:value="754">
                <text:p>754</text:p>
              </table:table-cell>
              <table:table-cell office:value-type="float" office:value="706.89">
                <text:p>706.89</text:p>
              </table:table-cell>
              <table:table-cell office:value-type="float" office:value="470">
                <text:p>470</text:p>
              </table:table-cell>
              <table:table-cell office:value-type="float" office:value="572.18">
                <text:p>572.18</text:p>
              </table:table-cell>
              <table:table-cell office:value-type="float" office:value="443">
                <text:p>443</text:p>
              </table:table-cell>
              <table:table-cell office:value-type="float" office:value="799.25">
                <text:p>799.2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2.18">
                <text:p>1322.18</text:p>
              </table:table-cell>
              <table:table-cell office:value-type="float" office:value="726">
                <text:p>726</text:p>
              </table:table-cell>
              <table:table-cell office:value-type="float" office:value="614.18">
                <text:p>614.18</text:p>
              </table:table-cell>
              <table:table-cell office:value-type="float" office:value="456">
                <text:p>456</text:p>
              </table:table-cell>
              <table:table-cell office:value-type="float" office:value="494.03">
                <text:p>494.03</text:p>
              </table:table-cell>
              <table:table-cell office:value-type="float" office:value="424">
                <text:p>424</text:p>
              </table:table-cell>
              <table:table-cell office:value-type="float" office:value="753.36">
                <text:p>753.36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3.13">
                <text:p>1483.13</text:p>
              </table:table-cell>
              <table:table-cell office:value-type="float" office:value="1001">
                <text:p>1001</text:p>
              </table:table-cell>
              <table:table-cell office:value-type="float" office:value="747.38">
                <text:p>747.38</text:p>
              </table:table-cell>
              <table:table-cell office:value-type="float" office:value="594">
                <text:p>594</text:p>
              </table:table-cell>
              <table:table-cell office:value-type="float" office:value="629.21">
                <text:p>629.21</text:p>
              </table:table-cell>
              <table:table-cell office:value-type="float" office:value="530">
                <text:p>530</text:p>
              </table:table-cell>
              <table:table-cell office:value-type="float" office:value="910.75">
                <text:p>910.7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69.66">
                <text:p>1369.66</text:p>
              </table:table-cell>
              <table:table-cell office:value-type="float" office:value="944">
                <text:p>944</text:p>
              </table:table-cell>
              <table:table-cell office:value-type="float" office:value="734.31">
                <text:p>734.31</text:p>
              </table:table-cell>
              <table:table-cell office:value-type="float" office:value="554">
                <text:p>554</text:p>
              </table:table-cell>
              <table:table-cell office:value-type="float" office:value="590.25">
                <text:p>590.25</text:p>
              </table:table-cell>
              <table:table-cell office:value-type="float" office:value="504">
                <text:p>504</text:p>
              </table:table-cell>
              <table:table-cell office:value-type="float" office:value="837.41">
                <text:p>837.4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48.91">
                <text:p>1248.91</text:p>
              </table:table-cell>
              <table:table-cell office:value-type="float" office:value="767">
                <text:p>767</text:p>
              </table:table-cell>
              <table:table-cell office:value-type="float" office:value="671.18">
                <text:p>671.18</text:p>
              </table:table-cell>
              <table:table-cell office:value-type="float" office:value="512">
                <text:p>512</text:p>
              </table:table-cell>
              <table:table-cell office:value-type="float" office:value="551.7">
                <text:p>551.7</text:p>
              </table:table-cell>
              <table:table-cell office:value-type="float" office:value="464">
                <text:p>464</text:p>
              </table:table-cell>
              <table:table-cell office:value-type="float" office:value="797.28">
                <text:p>797.2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8.98">
                <text:p>1318.98</text:p>
              </table:table-cell>
              <table:table-cell office:value-type="float" office:value="788">
                <text:p>788</text:p>
              </table:table-cell>
              <table:table-cell office:value-type="float" office:value="703.16">
                <text:p>703.16</text:p>
              </table:table-cell>
              <table:table-cell office:value-type="float" office:value="426">
                <text:p>426</text:p>
              </table:table-cell>
              <table:table-cell office:value-type="float" office:value="552.63">
                <text:p>552.63</text:p>
              </table:table-cell>
              <table:table-cell office:value-type="float" office:value="426">
                <text:p>426</text:p>
              </table:table-cell>
              <table:table-cell office:value-type="float" office:value="809.15">
                <text:p>809.1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1.72">
                <text:p>1431.72</text:p>
              </table:table-cell>
              <table:table-cell office:value-type="float" office:value="683">
                <text:p>683</text:p>
              </table:table-cell>
              <table:table-cell office:value-type="float" office:value="700.98">
                <text:p>700.98</text:p>
              </table:table-cell>
              <table:table-cell office:value-type="float" office:value="529">
                <text:p>529</text:p>
              </table:table-cell>
              <table:table-cell office:value-type="float" office:value="578.92">
                <text:p>578.92</text:p>
              </table:table-cell>
              <table:table-cell office:value-type="float" office:value="511">
                <text:p>511</text:p>
              </table:table-cell>
              <table:table-cell office:value-type="float" office:value="863.14">
                <text:p>863.14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2.58">
                <text:p>1572.58</text:p>
              </table:table-cell>
              <table:table-cell office:value-type="float" office:value="1052">
                <text:p>1052</text:p>
              </table:table-cell>
              <table:table-cell office:value-type="float" office:value="819.2">
                <text:p>819.2</text:p>
              </table:table-cell>
              <table:table-cell office:value-type="float" office:value="582">
                <text:p>582</text:p>
              </table:table-cell>
              <table:table-cell office:value-type="float" office:value="663.22">
                <text:p>663.22</text:p>
              </table:table-cell>
              <table:table-cell office:value-type="float" office:value="554">
                <text:p>554</text:p>
              </table:table-cell>
              <table:table-cell office:value-type="float" office:value="998.16">
                <text:p>998.16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6.08">
                <text:p>1366.08</text:p>
              </table:table-cell>
              <table:table-cell office:value-type="float" office:value="823">
                <text:p>823</text:p>
              </table:table-cell>
              <table:table-cell office:value-type="float" office:value="742.41">
                <text:p>742.41</text:p>
              </table:table-cell>
              <table:table-cell office:value-type="float" office:value="527">
                <text:p>527</text:p>
              </table:table-cell>
              <table:table-cell office:value-type="float" office:value="596.09">
                <text:p>596.09</text:p>
              </table:table-cell>
              <table:table-cell office:value-type="float" office:value="498">
                <text:p>498</text:p>
              </table:table-cell>
              <table:table-cell office:value-type="float" office:value="816.41">
                <text:p>816.4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64.3">
                <text:p>1264.3</text:p>
              </table:table-cell>
              <table:table-cell office:value-type="float" office:value="835">
                <text:p>835</text:p>
              </table:table-cell>
              <table:table-cell office:value-type="float" office:value="733.77">
                <text:p>733.77</text:p>
              </table:table-cell>
              <table:table-cell office:value-type="float" office:value="534">
                <text:p>534</text:p>
              </table:table-cell>
              <table:table-cell office:value-type="float" office:value="596.14">
                <text:p>596.14</text:p>
              </table:table-cell>
              <table:table-cell office:value-type="float" office:value="476">
                <text:p>476</text:p>
              </table:table-cell>
              <table:table-cell office:value-type="float" office:value="790.97">
                <text:p>790.9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61.01">
                <text:p>1261.01</text:p>
              </table:table-cell>
              <table:table-cell office:value-type="float" office:value="772">
                <text:p>772</text:p>
              </table:table-cell>
              <table:table-cell office:value-type="float" office:value="669.51">
                <text:p>669.51</text:p>
              </table:table-cell>
              <table:table-cell office:value-type="float" office:value="461">
                <text:p>461</text:p>
              </table:table-cell>
              <table:table-cell office:value-type="float" office:value="540.64">
                <text:p>540.64</text:p>
              </table:table-cell>
              <table:table-cell office:value-type="float" office:value="455">
                <text:p>455</text:p>
              </table:table-cell>
              <table:table-cell office:value-type="float" office:value="808.36">
                <text:p>808.3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9.29">
                <text:p>1249.29</text:p>
              </table:table-cell>
              <table:table-cell office:value-type="float" office:value="720">
                <text:p>720</text:p>
              </table:table-cell>
              <table:table-cell office:value-type="float" office:value="704.47">
                <text:p>704.47</text:p>
              </table:table-cell>
              <table:table-cell office:value-type="float" office:value="551">
                <text:p>551</text:p>
              </table:table-cell>
              <table:table-cell office:value-type="float" office:value="591.33">
                <text:p>591.33</text:p>
              </table:table-cell>
              <table:table-cell office:value-type="float" office:value="511">
                <text:p>511</text:p>
              </table:table-cell>
              <table:table-cell office:value-type="float" office:value="806.73">
                <text:p>806.73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60.42">
                <text:p>1360.42</text:p>
              </table:table-cell>
              <table:table-cell office:value-type="float" office:value="874">
                <text:p>874</text:p>
              </table:table-cell>
              <table:table-cell office:value-type="float" office:value="761.95">
                <text:p>761.95</text:p>
              </table:table-cell>
              <table:table-cell office:value-type="float" office:value="612">
                <text:p>612</text:p>
              </table:table-cell>
              <table:table-cell office:value-type="float" office:value="632.74">
                <text:p>632.74</text:p>
              </table:table-cell>
              <table:table-cell office:value-type="float" office:value="535">
                <text:p>535</text:p>
              </table:table-cell>
              <table:table-cell office:value-type="float" office:value="861.79">
                <text:p>861.79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1.5">
                <text:p>1311.5</text:p>
              </table:table-cell>
              <table:table-cell office:value-type="float" office:value="787">
                <text:p>787</text:p>
              </table:table-cell>
              <table:table-cell office:value-type="float" office:value="672.13">
                <text:p>672.13</text:p>
              </table:table-cell>
              <table:table-cell office:value-type="float" office:value="386">
                <text:p>386</text:p>
              </table:table-cell>
              <table:table-cell office:value-type="float" office:value="521.39">
                <text:p>521.39</text:p>
              </table:table-cell>
              <table:table-cell office:value-type="float" office:value="373">
                <text:p>373</text:p>
              </table:table-cell>
              <table:table-cell office:value-type="float" office:value="758.18">
                <text:p>758.18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06.57">
                <text:p>1406.57</text:p>
              </table:table-cell>
              <table:table-cell office:value-type="float" office:value="890">
                <text:p>890</text:p>
              </table:table-cell>
              <table:table-cell office:value-type="float" office:value="778.83">
                <text:p>778.83</text:p>
              </table:table-cell>
              <table:table-cell office:value-type="float" office:value="586">
                <text:p>586</text:p>
              </table:table-cell>
              <table:table-cell office:value-type="float" office:value="653.03">
                <text:p>653.03</text:p>
              </table:table-cell>
              <table:table-cell office:value-type="float" office:value="558">
                <text:p>558</text:p>
              </table:table-cell>
              <table:table-cell office:value-type="float" office:value="930.54">
                <text:p>930.5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40.36">
                <text:p>1240.36</text:p>
              </table:table-cell>
              <table:table-cell office:value-type="float" office:value="812">
                <text:p>812</text:p>
              </table:table-cell>
              <table:table-cell office:value-type="float" office:value="678.7">
                <text:p>678.7</text:p>
              </table:table-cell>
              <table:table-cell office:value-type="float" office:value="479">
                <text:p>479</text:p>
              </table:table-cell>
              <table:table-cell office:value-type="float" office:value="546.6">
                <text:p>546.6</text:p>
              </table:table-cell>
              <table:table-cell office:value-type="float" office:value="447">
                <text:p>447</text:p>
              </table:table-cell>
              <table:table-cell office:value-type="float" office:value="785.12">
                <text:p>785.12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3.99">
                <text:p>1283.99</text:p>
              </table:table-cell>
              <table:table-cell office:value-type="float" office:value="783">
                <text:p>783</text:p>
              </table:table-cell>
              <table:table-cell office:value-type="float" office:value="681.9">
                <text:p>681.9</text:p>
              </table:table-cell>
              <table:table-cell office:value-type="float" office:value="525">
                <text:p>525</text:p>
              </table:table-cell>
              <table:table-cell office:value-type="float" office:value="558.26">
                <text:p>558.26</text:p>
              </table:table-cell>
              <table:table-cell office:value-type="float" office:value="485">
                <text:p>485</text:p>
              </table:table-cell>
              <table:table-cell office:value-type="float" office:value="851.64">
                <text:p>851.64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61.04">
                <text:p>1361.04</text:p>
              </table:table-cell>
              <table:table-cell office:value-type="float" office:value="920">
                <text:p>920</text:p>
              </table:table-cell>
              <table:table-cell office:value-type="float" office:value="723.11">
                <text:p>723.11</text:p>
              </table:table-cell>
              <table:table-cell office:value-type="float" office:value="550">
                <text:p>550</text:p>
              </table:table-cell>
              <table:table-cell office:value-type="float" office:value="599.81">
                <text:p>599.81</text:p>
              </table:table-cell>
              <table:table-cell office:value-type="float" office:value="492">
                <text:p>492</text:p>
              </table:table-cell>
              <table:table-cell office:value-type="float" office:value="884.37">
                <text:p>884.37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6.51">
                <text:p>1326.51</text:p>
              </table:table-cell>
              <table:table-cell office:value-type="float" office:value="901">
                <text:p>901</text:p>
              </table:table-cell>
              <table:table-cell office:value-type="float" office:value="765.7">
                <text:p>765.7</text:p>
              </table:table-cell>
              <table:table-cell office:value-type="float" office:value="589">
                <text:p>589</text:p>
              </table:table-cell>
              <table:table-cell office:value-type="float" office:value="628.45">
                <text:p>628.45</text:p>
              </table:table-cell>
              <table:table-cell office:value-type="float" office:value="523">
                <text:p>523</text:p>
              </table:table-cell>
              <table:table-cell office:value-type="float" office:value="873.64">
                <text:p>873.64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35.35">
                <text:p>1335.35</text:p>
              </table:table-cell>
              <table:table-cell office:value-type="float" office:value="858">
                <text:p>858</text:p>
              </table:table-cell>
              <table:table-cell office:value-type="float" office:value="775.42">
                <text:p>775.42</text:p>
              </table:table-cell>
              <table:table-cell office:value-type="float" office:value="599">
                <text:p>599</text:p>
              </table:table-cell>
              <table:table-cell office:value-type="float" office:value="684.73">
                <text:p>684.73</text:p>
              </table:table-cell>
              <table:table-cell office:value-type="float" office:value="599">
                <text:p>599</text:p>
              </table:table-cell>
              <table:table-cell office:value-type="float" office:value="903.95">
                <text:p>903.9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3.18">
                <text:p>1473.18</text:p>
              </table:table-cell>
              <table:table-cell office:value-type="float" office:value="910">
                <text:p>910</text:p>
              </table:table-cell>
              <table:table-cell office:value-type="float" office:value="764.29">
                <text:p>764.29</text:p>
              </table:table-cell>
              <table:table-cell office:value-type="float" office:value="563">
                <text:p>563</text:p>
              </table:table-cell>
              <table:table-cell office:value-type="float" office:value="641.7">
                <text:p>641.7</text:p>
              </table:table-cell>
              <table:table-cell office:value-type="float" office:value="563">
                <text:p>563</text:p>
              </table:table-cell>
              <table:table-cell office:value-type="float" office:value="958.54">
                <text:p>958.54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9.36">
                <text:p>1169.36</text:p>
              </table:table-cell>
              <table:table-cell office:value-type="float" office:value="756">
                <text:p>756</text:p>
              </table:table-cell>
              <table:table-cell office:value-type="float" office:value="653.95">
                <text:p>653.95</text:p>
              </table:table-cell>
              <table:table-cell office:value-type="float" office:value="463">
                <text:p>463</text:p>
              </table:table-cell>
              <table:table-cell office:value-type="float" office:value="536.31">
                <text:p>536.31</text:p>
              </table:table-cell>
              <table:table-cell office:value-type="float" office:value="463">
                <text:p>463</text:p>
              </table:table-cell>
              <table:table-cell office:value-type="float" office:value="702.32">
                <text:p>702.3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65.41">
                <text:p>1165.41</text:p>
              </table:table-cell>
              <table:table-cell office:value-type="float" office:value="714">
                <text:p>714</text:p>
              </table:table-cell>
              <table:table-cell office:value-type="float" office:value="684.28">
                <text:p>684.28</text:p>
              </table:table-cell>
              <table:table-cell office:value-type="float" office:value="523">
                <text:p>523</text:p>
              </table:table-cell>
              <table:table-cell office:value-type="float" office:value="564.24">
                <text:p>564.24</text:p>
              </table:table-cell>
              <table:table-cell office:value-type="float" office:value="484">
                <text:p>484</text:p>
              </table:table-cell>
              <table:table-cell office:value-type="float" office:value="728.09">
                <text:p>728.0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30.76">
                <text:p>1430.76</text:p>
              </table:table-cell>
              <table:table-cell office:value-type="float" office:value="990">
                <text:p>990</text:p>
              </table:table-cell>
              <table:table-cell office:value-type="float" office:value="805.05">
                <text:p>805.05</text:p>
              </table:table-cell>
              <table:table-cell office:value-type="float" office:value="628">
                <text:p>628</text:p>
              </table:table-cell>
              <table:table-cell office:value-type="float" office:value="664.2">
                <text:p>664.2</text:p>
              </table:table-cell>
              <table:table-cell office:value-type="float" office:value="562">
                <text:p>562</text:p>
              </table:table-cell>
              <table:table-cell office:value-type="float" office:value="920.47">
                <text:p>920.47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81.4">
                <text:p>1481.4</text:p>
              </table:table-cell>
              <table:table-cell office:value-type="float" office:value="1055">
                <text:p>1055</text:p>
              </table:table-cell>
              <table:table-cell office:value-type="float" office:value="740.86">
                <text:p>740.86</text:p>
              </table:table-cell>
              <table:table-cell office:value-type="float" office:value="618">
                <text:p>618</text:p>
              </table:table-cell>
              <table:table-cell office:value-type="float" office:value="640.04">
                <text:p>640.04</text:p>
              </table:table-cell>
              <table:table-cell office:value-type="float" office:value="571">
                <text:p>571</text:p>
              </table:table-cell>
              <table:table-cell office:value-type="float" office:value="935.62">
                <text:p>935.62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63.18">
                <text:p>1463.18</text:p>
              </table:table-cell>
              <table:table-cell office:value-type="float" office:value="908">
                <text:p>908</text:p>
              </table:table-cell>
              <table:table-cell office:value-type="float" office:value="701.94">
                <text:p>701.94</text:p>
              </table:table-cell>
              <table:table-cell office:value-type="float" office:value="513">
                <text:p>513</text:p>
              </table:table-cell>
              <table:table-cell office:value-type="float" office:value="588">
                <text:p>588</text:p>
              </table:table-cell>
              <table:table-cell office:value-type="float" office:value="455">
                <text:p>455</text:p>
              </table:table-cell>
              <table:table-cell office:value-type="float" office:value="889.97">
                <text:p>889.9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32.98">
                <text:p>1732.98</text:p>
              </table:table-cell>
              <table:table-cell office:value-type="float" office:value="1053">
                <text:p>1053</text:p>
              </table:table-cell>
              <table:table-cell office:value-type="float" office:value="827.81">
                <text:p>827.81</text:p>
              </table:table-cell>
              <table:table-cell office:value-type="float" office:value="632">
                <text:p>632</text:p>
              </table:table-cell>
              <table:table-cell office:value-type="float" office:value="674.93">
                <text:p>674.93</text:p>
              </table:table-cell>
              <table:table-cell office:value-type="float" office:value="632">
                <text:p>632</text:p>
              </table:table-cell>
              <table:table-cell office:value-type="float" office:value="1058.42">
                <text:p>1058.42</text:p>
              </table:table-cell>
              <table:table-cell office:value-type="float" office:value="771">
                <text:p>7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5cm" svg:y="0.172cm" chart:style-name="ch2">
          <text:p>10 nodes comparison: LS, VND, BVNS, TS
 niter=10, greedy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random_memory_10_times4ave_50_maxs_0.2'.E1:'TESTBENCH_metaheu_ls_vnd_bvns_ts__niter_10_search_greedy_init_random_memory_10_times4ave_50_maxs_0.2'.E31 'TESTBENCH_metaheu_ls_vnd_bvns_ts__niter_10_search_greedy_init_random_memory_10_times4ave_50_maxs_0.2'.H1:'TESTBENCH_metaheu_ls_vnd_bvns_ts__niter_10_search_greedy_init_random_memory_10_times4ave_50_maxs_0.2'.H31 'TESTBENCH_metaheu_ls_vnd_bvns_ts__niter_10_search_greedy_init_random_memory_10_times4ave_50_maxs_0.2'.K1:'TESTBENCH_metaheu_ls_vnd_bvns_ts__niter_10_search_greedy_init_random_memory_10_times4ave_50_maxs_0.2'.K31 'TESTBENCH_metaheu_ls_vnd_bvns_ts__niter_10_search_greedy_init_random_memory_10_times4ave_50_maxs_0.2'.N1:'TESTBENCH_metaheu_ls_vnd_bvns_ts__niter_10_search_greedy_init_random_memory_10_times4ave_50_maxs_0.2'.N31" chart:data-source-has-labels="row" svg:x="0.699cm" svg:y="1.804cm" svg:width="34.598cm" svg:height="6.262cm">
          <chartooo:coordinate-region svg:x="1.691cm" svg:y="2.003cm" svg:width="33.419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50_maxs_0.2'.E2:'TESTBENCH_metaheu_ls_vnd_bvns_ts__niter_10_search_greedy_init_random_memory_10_times4ave_50_maxs_0.2'.E31" chart:label-cell-address="'TESTBENCH_metaheu_ls_vnd_bvns_ts__niter_10_search_greedy_init_random_memory_10_times4ave_50_maxs_0.2'.E1:'TESTBENCH_metaheu_ls_vnd_bvns_ts__niter_10_search_greedy_init_random_memory_10_times4ave_50_maxs_0.2'.E1" chart:class="chart:line">
            <chart:data-point chart:repeated="30"/>
          </chart:series>
          <chart:series chart:style-name="ch8" chart:values-cell-range-address="'TESTBENCH_metaheu_ls_vnd_bvns_ts__niter_10_search_greedy_init_random_memory_10_times4ave_50_maxs_0.2'.H2:'TESTBENCH_metaheu_ls_vnd_bvns_ts__niter_10_search_greedy_init_random_memory_10_times4ave_50_maxs_0.2'.H31" chart:label-cell-address="'TESTBENCH_metaheu_ls_vnd_bvns_ts__niter_10_search_greedy_init_random_memory_10_times4ave_50_maxs_0.2'.H1:'TESTBENCH_metaheu_ls_vnd_bvns_ts__niter_10_search_greedy_init_random_memory_10_times4ave_50_maxs_0.2'.H1" chart:class="chart:line">
            <chart:data-point chart:repeated="30"/>
          </chart:series>
          <chart:series chart:style-name="ch9" chart:values-cell-range-address="'TESTBENCH_metaheu_ls_vnd_bvns_ts__niter_10_search_greedy_init_random_memory_10_times4ave_50_maxs_0.2'.K2:'TESTBENCH_metaheu_ls_vnd_bvns_ts__niter_10_search_greedy_init_random_memory_10_times4ave_50_maxs_0.2'.K31" chart:label-cell-address="'TESTBENCH_metaheu_ls_vnd_bvns_ts__niter_10_search_greedy_init_random_memory_10_times4ave_50_maxs_0.2'.K1:'TESTBENCH_metaheu_ls_vnd_bvns_ts__niter_10_search_greedy_init_random_memory_10_times4ave_50_maxs_0.2'.K1" chart:class="chart:line">
            <chart:data-point chart:repeated="30"/>
          </chart:series>
          <chart:series chart:style-name="ch10" chart:values-cell-range-address="'TESTBENCH_metaheu_ls_vnd_bvns_ts__niter_10_search_greedy_init_random_memory_10_times4ave_50_maxs_0.2'.N2:'TESTBENCH_metaheu_ls_vnd_bvns_ts__niter_10_search_greedy_init_random_memory_10_times4ave_50_maxs_0.2'.N31" chart:label-cell-address="'TESTBENCH_metaheu_ls_vnd_bvns_ts__niter_10_search_greedy_init_random_memory_10_times4ave_50_maxs_0.2'.N1:'TESTBENCH_metaheu_ls_vnd_bvns_ts__niter_10_search_greedy_init_random_memory_10_times4ave_50_maxs_0.2'.N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greedy_init_random_memory_10_times4ave_50_maxs_0.2'.E1:'TESTBENCH_metaheu_ls_vnd_bvns_ts__niter_10_search_greedy_init_random_memory_10_times4ave_50_maxs_0.2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random_memory_10_times4ave_50_maxs_0.2'.H1:'TESTBENCH_metaheu_ls_vnd_bvns_ts__niter_10_search_greedy_init_random_memory_10_times4ave_50_maxs_0.2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random_memory_10_times4ave_50_maxs_0.2'.K1:'TESTBENCH_metaheu_ls_vnd_bvns_ts__niter_10_search_greedy_init_random_memory_10_times4ave_50_maxs_0.2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random_memory_10_times4ave_50_maxs_0.2'.N1:'TESTBENCH_metaheu_ls_vnd_bvns_ts__niter_10_search_greedy_init_random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8">
                <text:p>798</text:p>
                <draw:g>
                  <svg:desc>'TESTBENCH_metaheu_ls_vnd_bvns_ts__niter_10_search_greedy_init_random_memory_10_times4ave_50_maxs_0.2'.E2:'TESTBENCH_metaheu_ls_vnd_bvns_ts__niter_10_search_greedy_init_random_memory_10_times4ave_50_maxs_0.2'.E31</svg:desc>
                </draw:g>
              </table:table-cell>
              <table:table-cell office:value-type="float" office:value="536">
                <text:p>536</text:p>
                <draw:g>
                  <svg:desc>'TESTBENCH_metaheu_ls_vnd_bvns_ts__niter_10_search_greedy_init_random_memory_10_times4ave_50_maxs_0.2'.H2:'TESTBENCH_metaheu_ls_vnd_bvns_ts__niter_10_search_greedy_init_random_memory_10_times4ave_50_maxs_0.2'.H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random_memory_10_times4ave_50_maxs_0.2'.K2:'TESTBENCH_metaheu_ls_vnd_bvns_ts__niter_10_search_greedy_init_random_memory_10_times4ave_50_maxs_0.2'.K31</svg:desc>
                </draw:g>
              </table:table-cell>
              <table:table-cell office:value-type="float" office:value="634">
                <text:p>634</text:p>
                <draw:g>
                  <svg:desc>'TESTBENCH_metaheu_ls_vnd_bvns_ts__niter_10_search_greedy_init_random_memory_10_times4ave_50_maxs_0.2'.N2:'TESTBENCH_metaheu_ls_vnd_bvns_ts__niter_10_search_greedy_init_random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0">
                <text:p>760</text:p>
              </table:table-cell>
              <table:table-cell office:value-type="float" office:value="512">
                <text:p>512</text:p>
              </table:table-cell>
              <table:table-cell office:value-type="float" office:value="499">
                <text:p>499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7">
                <text:p>817</text:p>
              </table:table-cell>
              <table:table-cell office:value-type="float" office:value="489">
                <text:p>489</text:p>
              </table:table-cell>
              <table:table-cell office:value-type="float" office:value="465">
                <text:p>46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4">
                <text:p>754</text:p>
              </table:table-cell>
              <table:table-cell office:value-type="float" office:value="470">
                <text:p>470</text:p>
              </table:table-cell>
              <table:table-cell office:value-type="float" office:value="443">
                <text:p>44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6">
                <text:p>726</text:p>
              </table:table-cell>
              <table:table-cell office:value-type="float" office:value="456">
                <text:p>456</text:p>
              </table:table-cell>
              <table:table-cell office:value-type="float" office:value="424">
                <text:p>42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1">
                <text:p>1001</text:p>
              </table:table-cell>
              <table:table-cell office:value-type="float" office:value="594">
                <text:p>594</text:p>
              </table:table-cell>
              <table:table-cell office:value-type="float" office:value="530">
                <text:p>53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4">
                <text:p>944</text:p>
              </table:table-cell>
              <table:table-cell office:value-type="float" office:value="554">
                <text:p>554</text:p>
              </table:table-cell>
              <table:table-cell office:value-type="float" office:value="504">
                <text:p>50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7">
                <text:p>767</text:p>
              </table:table-cell>
              <table:table-cell office:value-type="float" office:value="512">
                <text:p>512</text:p>
              </table:table-cell>
              <table:table-cell office:value-type="float" office:value="464">
                <text:p>46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8">
                <text:p>788</text:p>
              </table:table-cell>
              <table:table-cell office:value-type="float" office:value="426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3">
                <text:p>683</text:p>
              </table:table-cell>
              <table:table-cell office:value-type="float" office:value="529">
                <text:p>529</text:p>
              </table:table-cell>
              <table:table-cell office:value-type="float" office:value="511">
                <text:p>511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2">
                <text:p>1052</text:p>
              </table:table-cell>
              <table:table-cell office:value-type="float" office:value="582">
                <text:p>582</text:p>
              </table:table-cell>
              <table:table-cell office:value-type="float" office:value="554">
                <text:p>55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3">
                <text:p>823</text:p>
              </table:table-cell>
              <table:table-cell office:value-type="float" office:value="527">
                <text:p>527</text:p>
              </table:table-cell>
              <table:table-cell office:value-type="float" office:value="498">
                <text:p>49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5">
                <text:p>835</text:p>
              </table:table-cell>
              <table:table-cell office:value-type="float" office:value="534">
                <text:p>534</text:p>
              </table:table-cell>
              <table:table-cell office:value-type="float" office:value="476">
                <text:p>47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2">
                <text:p>77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0">
                <text:p>720</text:p>
              </table:table-cell>
              <table:table-cell office:value-type="float" office:value="551">
                <text:p>551</text:p>
              </table:table-cell>
              <table:table-cell office:value-type="float" office:value="511">
                <text:p>511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4">
                <text:p>874</text:p>
              </table:table-cell>
              <table:table-cell office:value-type="float" office:value="612">
                <text:p>612</text:p>
              </table:table-cell>
              <table:table-cell office:value-type="float" office:value="535">
                <text:p>535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7">
                <text:p>787</text:p>
              </table:table-cell>
              <table:table-cell office:value-type="float" office:value="386">
                <text:p>386</text:p>
              </table:table-cell>
              <table:table-cell office:value-type="float" office:value="373">
                <text:p>37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0">
                <text:p>890</text:p>
              </table:table-cell>
              <table:table-cell office:value-type="float" office:value="586">
                <text:p>586</text:p>
              </table:table-cell>
              <table:table-cell office:value-type="float" office:value="558">
                <text:p>558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2">
                <text:p>812</text:p>
              </table:table-cell>
              <table:table-cell office:value-type="float" office:value="479">
                <text:p>479</text:p>
              </table:table-cell>
              <table:table-cell office:value-type="float" office:value="447">
                <text:p>447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3">
                <text:p>783</text:p>
              </table:table-cell>
              <table:table-cell office:value-type="float" office:value="525">
                <text:p>525</text:p>
              </table:table-cell>
              <table:table-cell office:value-type="float" office:value="485">
                <text:p>485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20">
                <text:p>920</text:p>
              </table:table-cell>
              <table:table-cell office:value-type="float" office:value="550">
                <text:p>550</text:p>
              </table:table-cell>
              <table:table-cell office:value-type="float" office:value="492">
                <text:p>492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1">
                <text:p>901</text:p>
              </table:table-cell>
              <table:table-cell office:value-type="float" office:value="589">
                <text:p>589</text:p>
              </table:table-cell>
              <table:table-cell office:value-type="float" office:value="523">
                <text:p>52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58">
                <text:p>858</text:p>
              </table:table-cell>
              <table:table-cell office:value-type="float" office:value="599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0">
                <text:p>910</text:p>
              </table:table-cell>
              <table:table-cell office:value-type="float" office:value="563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6">
                <text:p>756</text:p>
              </table:table-cell>
              <table:table-cell office:value-type="float" office:value="463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4">
                <text:p>714</text:p>
              </table:table-cell>
              <table:table-cell office:value-type="float" office:value="523">
                <text:p>523</text:p>
              </table:table-cell>
              <table:table-cell office:value-type="float" office:value="484">
                <text:p>48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0">
                <text:p>990</text:p>
              </table:table-cell>
              <table:table-cell office:value-type="float" office:value="628">
                <text:p>628</text:p>
              </table:table-cell>
              <table:table-cell office:value-type="float" office:value="562">
                <text:p>562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5">
                <text:p>1055</text:p>
              </table:table-cell>
              <table:table-cell office:value-type="float" office:value="618">
                <text:p>618</text:p>
              </table:table-cell>
              <table:table-cell office:value-type="float" office:value="571">
                <text:p>571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8">
                <text:p>908</text:p>
              </table:table-cell>
              <table:table-cell office:value-type="float" office:value="513">
                <text:p>513</text:p>
              </table:table-cell>
              <table:table-cell office:value-type="float" office:value="455">
                <text:p>455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53">
                <text:p>1053</text:p>
              </table:table-cell>
              <table:table-cell office:value-type="float" office:value="632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771">
                <text:p>7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21cm" svg:height="9.006cm" xlink:href=".." xlink:type="simple" chart:class="chart:line" chart:style-name="ch1">
        <chart:title svg:x="3.083cm" svg:y="0.198cm" chart:style-name="ch2">
          <text:p>					10 nodes comparison
 niter=10, greedy, initial solution=random, memory in TS=10</text:p>
        </chart:title>
        <chart:legend chart:legend-position="bottom" svg:x="2.66cm" svg:y="8.407cm" style:legend-expansion="custom" chartooo:width="11.13cm" chartooo:height="0.598cm" style:legend-expansion-aspect-ratio="18.6120401337793" chart:style-name="ch3"/>
        <chart:plot-area chart:style-name="ch4" table:cell-range-address="'TESTBENCH_metaheu_ls_vnd_bvns_ts__niter_10_search_greedy_init_random_memory_10_times4ave_50_maxs_0.2'.D1:'TESTBENCH_metaheu_ls_vnd_bvns_ts__niter_10_search_greedy_init_random_memory_10_times4ave_50_maxs_0.2'.E31" chart:data-source-has-labels="row" svg:x="-0.194cm" svg:y="1.804cm" svg:width="16.962cm" svg:height="6.262cm">
          <chartooo:coordinate-region svg:x="0.798cm" svg:y="2.003cm" svg:width="15.783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50_maxs_0.2'.D2:'TESTBENCH_metaheu_ls_vnd_bvns_ts__niter_10_search_greedy_init_random_memory_10_times4ave_50_maxs_0.2'.D31" chart:label-cell-address="'TESTBENCH_metaheu_ls_vnd_bvns_ts__niter_10_search_greedy_init_random_memory_10_times4ave_50_maxs_0.2'.D1:'TESTBENCH_metaheu_ls_vnd_bvns_ts__niter_10_search_greedy_init_random_memory_10_times4ave_50_maxs_0.2'.D1" chart:class="chart:line">
            <chart:data-point chart:repeated="30"/>
          </chart:series>
          <chart:series chart:style-name="ch8" chart:values-cell-range-address="'TESTBENCH_metaheu_ls_vnd_bvns_ts__niter_10_search_greedy_init_random_memory_10_times4ave_50_maxs_0.2'.E2:'TESTBENCH_metaheu_ls_vnd_bvns_ts__niter_10_search_greedy_init_random_memory_10_times4ave_50_maxs_0.2'.E31" chart:label-cell-address="'TESTBENCH_metaheu_ls_vnd_bvns_ts__niter_10_search_greedy_init_random_memory_10_times4ave_50_maxs_0.2'.E1:'TESTBENCH_metaheu_ls_vnd_bvns_ts__niter_10_search_greedy_init_random_memory_10_times4ave_50_maxs_0.2'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random_memory_10_times4ave_50_maxs_0.2'.D1:'TESTBENCH_metaheu_ls_vnd_bvns_ts__niter_10_search_greedy_init_random_memory_10_times4ave_50_maxs_0.2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greedy_init_random_memory_10_times4ave_50_maxs_0.2'.E1:'TESTBENCH_metaheu_ls_vnd_bvns_ts__niter_10_search_greedy_init_random_memory_10_times4ave_50_maxs_0.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2.78">
                <text:p>1382.78</text:p>
                <draw:g>
                  <svg:desc>'TESTBENCH_metaheu_ls_vnd_bvns_ts__niter_10_search_greedy_init_random_memory_10_times4ave_50_maxs_0.2'.D2:'TESTBENCH_metaheu_ls_vnd_bvns_ts__niter_10_search_greedy_init_random_memory_10_times4ave_50_maxs_0.2'.D31</svg:desc>
                </draw:g>
              </table:table-cell>
              <table:table-cell office:value-type="float" office:value="798">
                <text:p>798</text:p>
                <draw:g>
                  <svg:desc>'TESTBENCH_metaheu_ls_vnd_bvns_ts__niter_10_search_greedy_init_random_memory_10_times4ave_50_maxs_0.2'.E2:'TESTBENCH_metaheu_ls_vnd_bvns_ts__niter_10_search_greedy_init_random_memory_10_times4ave_50_maxs_0.2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28.91">
                <text:p>1228.9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4.83">
                <text:p>1404.83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1.79">
                <text:p>1251.79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2.18">
                <text:p>1322.18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3.13">
                <text:p>1483.13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69.66">
                <text:p>1369.66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48.91">
                <text:p>1248.91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8.98">
                <text:p>1318.98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1.72">
                <text:p>1431.72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2.58">
                <text:p>1572.58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6.08">
                <text:p>1366.08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64.3">
                <text:p>1264.3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61.01">
                <text:p>1261.01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9.29">
                <text:p>1249.2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60.42">
                <text:p>1360.42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1.5">
                <text:p>1311.5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06.57">
                <text:p>1406.57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40.36">
                <text:p>1240.36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3.99">
                <text:p>1283.99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61.04">
                <text:p>1361.04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6.51">
                <text:p>1326.51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35.35">
                <text:p>1335.35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3.18">
                <text:p>1473.18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9.36">
                <text:p>1169.3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65.41">
                <text:p>1165.41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30.76">
                <text:p>1430.7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81.4">
                <text:p>1481.4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63.18">
                <text:p>1463.1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32.98">
                <text:p>1732.98</text:p>
              </table:table-cell>
              <table:table-cell office:value-type="float" office:value="1053">
                <text:p>10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21cm" svg:height="9.006cm" xlink:href=".." xlink:type="simple" chart:class="chart:line" chart:style-name="ch1">
        <chart:title svg:x="3.085cm" svg:y="0.198cm" chart:style-name="ch2">
          <text:p>					10 nodes comparison
 niter=10, greedy, initial solution=random, memory in TS=10</text:p>
        </chart:title>
        <chart:legend chart:legend-position="bottom" svg:x="2.66cm" svg:y="8.407cm" style:legend-expansion="custom" chartooo:width="11.13cm" chartooo:height="0.598cm" style:legend-expansion-aspect-ratio="18.6120401337793" chart:style-name="ch3"/>
        <chart:plot-area chart:style-name="ch4" table:cell-range-address="'TESTBENCH_metaheu_ls_vnd_bvns_ts__niter_10_search_greedy_init_random_memory_10_times4ave_50_maxs_0.2'.G1:'TESTBENCH_metaheu_ls_vnd_bvns_ts__niter_10_search_greedy_init_random_memory_10_times4ave_50_maxs_0.2'.H31" chart:data-source-has-labels="row" svg:x="-0.009cm" svg:y="1.804cm" svg:width="16.777cm" svg:height="6.262cm">
          <chartooo:coordinate-region svg:x="0.798cm" svg:y="2.003cm" svg:width="15.783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50_maxs_0.2'.G2:'TESTBENCH_metaheu_ls_vnd_bvns_ts__niter_10_search_greedy_init_random_memory_10_times4ave_50_maxs_0.2'.G31" chart:label-cell-address="'TESTBENCH_metaheu_ls_vnd_bvns_ts__niter_10_search_greedy_init_random_memory_10_times4ave_50_maxs_0.2'.G1:'TESTBENCH_metaheu_ls_vnd_bvns_ts__niter_10_search_greedy_init_random_memory_10_times4ave_50_maxs_0.2'.G1" chart:class="chart:line">
            <chart:data-point chart:repeated="30"/>
          </chart:series>
          <chart:series chart:style-name="ch8" chart:values-cell-range-address="'TESTBENCH_metaheu_ls_vnd_bvns_ts__niter_10_search_greedy_init_random_memory_10_times4ave_50_maxs_0.2'.H2:'TESTBENCH_metaheu_ls_vnd_bvns_ts__niter_10_search_greedy_init_random_memory_10_times4ave_50_maxs_0.2'.H31" chart:label-cell-address="'TESTBENCH_metaheu_ls_vnd_bvns_ts__niter_10_search_greedy_init_random_memory_10_times4ave_50_maxs_0.2'.H1:'TESTBENCH_metaheu_ls_vnd_bvns_ts__niter_10_search_greedy_init_random_memory_10_times4ave_50_maxs_0.2'.H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d_av_cost</text:p>
                <draw:g>
                  <svg:desc>'TESTBENCH_metaheu_ls_vnd_bvns_ts__niter_10_search_greedy_init_random_memory_10_times4ave_50_maxs_0.2'.G1:'TESTBENCH_metaheu_ls_vnd_bvns_ts__niter_10_search_greedy_init_random_memory_10_times4ave_50_maxs_0.2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random_memory_10_times4ave_50_maxs_0.2'.H1:'TESTBENCH_metaheu_ls_vnd_bvns_ts__niter_10_search_greedy_init_random_memory_10_times4ave_50_maxs_0.2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3.03">
                <text:p>713.03</text:p>
                <draw:g>
                  <svg:desc>'TESTBENCH_metaheu_ls_vnd_bvns_ts__niter_10_search_greedy_init_random_memory_10_times4ave_50_maxs_0.2'.G2:'TESTBENCH_metaheu_ls_vnd_bvns_ts__niter_10_search_greedy_init_random_memory_10_times4ave_50_maxs_0.2'.G31</svg:desc>
                </draw:g>
              </table:table-cell>
              <table:table-cell office:value-type="float" office:value="536">
                <text:p>536</text:p>
                <draw:g>
                  <svg:desc>'TESTBENCH_metaheu_ls_vnd_bvns_ts__niter_10_search_greedy_init_random_memory_10_times4ave_50_maxs_0.2'.H2:'TESTBENCH_metaheu_ls_vnd_bvns_ts__niter_10_search_greedy_init_random_memory_10_times4ave_50_maxs_0.2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5.9">
                <text:p>685.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7">
                <text:p>64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6.89">
                <text:p>706.8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4.18">
                <text:p>614.1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7.38">
                <text:p>747.3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4.31">
                <text:p>734.31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.18">
                <text:p>671.1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3.16">
                <text:p>703.1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.98">
                <text:p>700.9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9.2">
                <text:p>819.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2.41">
                <text:p>742.4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3.77">
                <text:p>733.7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9.51">
                <text:p>669.51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4.47">
                <text:p>704.47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1.95">
                <text:p>761.95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2.13">
                <text:p>672.1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8.83">
                <text:p>778.8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8.7">
                <text:p>678.7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1.9">
                <text:p>681.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3.11">
                <text:p>723.1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5.7">
                <text:p>765.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5.42">
                <text:p>775.4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4.29">
                <text:p>764.29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3.95">
                <text:p>653.9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4.28">
                <text:p>684.2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5.05">
                <text:p>805.05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0.86">
                <text:p>740.8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1.94">
                <text:p>701.9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7.81">
                <text:p>827.81</text:p>
              </table:table-cell>
              <table:table-cell office:value-type="float" office:value="632">
                <text:p>6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21cm" svg:height="9.006cm" xlink:href=".." xlink:type="simple" chart:class="chart:line" chart:style-name="ch1">
        <chart:title svg:x="3.085cm" svg:y="0.198cm" chart:style-name="ch2">
          <text:p>					10 nodes comparison
 niter=10, greedy, initial solution=random, memory in TS=10</text:p>
        </chart:title>
        <chart:legend chart:legend-position="bottom" svg:x="2.66cm" svg:y="8.407cm" style:legend-expansion="custom" chartooo:width="11.13cm" chartooo:height="0.598cm" style:legend-expansion-aspect-ratio="18.6120401337793" chart:style-name="ch3"/>
        <chart:plot-area chart:style-name="ch4" table:cell-range-address="'TESTBENCH_metaheu_ls_vnd_bvns_ts__niter_10_search_greedy_init_random_memory_10_times4ave_50_maxs_0.2'.J1:'TESTBENCH_metaheu_ls_vnd_bvns_ts__niter_10_search_greedy_init_random_memory_10_times4ave_50_maxs_0.2'.K31" chart:data-source-has-labels="row" svg:x="0.046cm" svg:y="1.803cm" svg:width="16.776cm" svg:height="6.261cm">
          <chartooo:coordinate-region svg:x="0.853cm" svg:y="2.002cm" svg:width="15.782cm" svg:height="5.41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50_maxs_0.2'.J2:'TESTBENCH_metaheu_ls_vnd_bvns_ts__niter_10_search_greedy_init_random_memory_10_times4ave_50_maxs_0.2'.J31" chart:label-cell-address="'TESTBENCH_metaheu_ls_vnd_bvns_ts__niter_10_search_greedy_init_random_memory_10_times4ave_50_maxs_0.2'.J1:'TESTBENCH_metaheu_ls_vnd_bvns_ts__niter_10_search_greedy_init_random_memory_10_times4ave_50_maxs_0.2'.J1" chart:class="chart:line">
            <chart:data-point chart:repeated="30"/>
          </chart:series>
          <chart:series chart:style-name="ch8" chart:values-cell-range-address="'TESTBENCH_metaheu_ls_vnd_bvns_ts__niter_10_search_greedy_init_random_memory_10_times4ave_50_maxs_0.2'.K2:'TESTBENCH_metaheu_ls_vnd_bvns_ts__niter_10_search_greedy_init_random_memory_10_times4ave_50_maxs_0.2'.K31" chart:label-cell-address="'TESTBENCH_metaheu_ls_vnd_bvns_ts__niter_10_search_greedy_init_random_memory_10_times4ave_50_maxs_0.2'.K1:'TESTBENCH_metaheu_ls_vnd_bvns_ts__niter_10_search_greedy_init_random_memory_10_times4ave_50_maxs_0.2'.K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vns_av_cost</text:p>
                <draw:g>
                  <svg:desc>'TESTBENCH_metaheu_ls_vnd_bvns_ts__niter_10_search_greedy_init_random_memory_10_times4ave_50_maxs_0.2'.J1:'TESTBENCH_metaheu_ls_vnd_bvns_ts__niter_10_search_greedy_init_random_memory_10_times4ave_50_maxs_0.2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random_memory_10_times4ave_50_maxs_0.2'.K1:'TESTBENCH_metaheu_ls_vnd_bvns_ts__niter_10_search_greedy_init_random_memory_10_times4ave_50_maxs_0.2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3.33">
                <text:p>593.33</text:p>
                <draw:g>
                  <svg:desc>'TESTBENCH_metaheu_ls_vnd_bvns_ts__niter_10_search_greedy_init_random_memory_10_times4ave_50_maxs_0.2'.J2:'TESTBENCH_metaheu_ls_vnd_bvns_ts__niter_10_search_greedy_init_random_memory_10_times4ave_50_maxs_0.2'.J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random_memory_10_times4ave_50_maxs_0.2'.K2:'TESTBENCH_metaheu_ls_vnd_bvns_ts__niter_10_search_greedy_init_random_memory_10_times4ave_50_maxs_0.2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7.22">
                <text:p>567.2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5.01">
                <text:p>535.0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2.18">
                <text:p>572.18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4.03">
                <text:p>494.03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9.21">
                <text:p>629.2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0.25">
                <text:p>590.2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1.7">
                <text:p>551.7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2.63">
                <text:p>552.6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8.92">
                <text:p>578.9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3.22">
                <text:p>663.2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6.09">
                <text:p>596.0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6.14">
                <text:p>596.1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0.64">
                <text:p>540.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1.33">
                <text:p>591.3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2.74">
                <text:p>632.7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1.39">
                <text:p>521.39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3.03">
                <text:p>653.03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6.6">
                <text:p>546.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8.26">
                <text:p>558.2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9.81">
                <text:p>599.8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8.45">
                <text:p>628.45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4.73">
                <text:p>684.7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1.7">
                <text:p>641.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6.31">
                <text:p>536.3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4.24">
                <text:p>564.2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4.2">
                <text:p>664.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0.04">
                <text:p>640.04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8">
                <text:p>58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74.93">
                <text:p>674.93</text:p>
              </table:table-cell>
              <table:table-cell office:value-type="float" office:value="632">
                <text:p>6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21cm" svg:height="9.006cm" xlink:href=".." xlink:type="simple" chart:class="chart:line" chart:style-name="ch1">
        <chart:title svg:x="3.085cm" svg:y="0.198cm" chart:style-name="ch2">
          <text:p>					10 nodes comparison
 niter=10, greedy, initial solution=random, memory in TS=10</text:p>
        </chart:title>
        <chart:legend chart:legend-position="bottom" svg:x="2.66cm" svg:y="8.407cm" style:legend-expansion="custom" chartooo:width="11.13cm" chartooo:height="0.598cm" style:legend-expansion-aspect-ratio="18.6120401337793" chart:style-name="ch3"/>
        <chart:plot-area chart:style-name="ch4" table:cell-range-address="'TESTBENCH_metaheu_ls_vnd_bvns_ts__niter_10_search_greedy_init_random_memory_10_times4ave_50_maxs_0.2'.M1:'TESTBENCH_metaheu_ls_vnd_bvns_ts__niter_10_search_greedy_init_random_memory_10_times4ave_50_maxs_0.2'.N31" chart:data-source-has-labels="row" svg:x="-0.194cm" svg:y="1.804cm" svg:width="16.962cm" svg:height="6.262cm">
          <chartooo:coordinate-region svg:x="0.798cm" svg:y="2.003cm" svg:width="15.783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50_maxs_0.2'.M2:'TESTBENCH_metaheu_ls_vnd_bvns_ts__niter_10_search_greedy_init_random_memory_10_times4ave_50_maxs_0.2'.M31" chart:label-cell-address="'TESTBENCH_metaheu_ls_vnd_bvns_ts__niter_10_search_greedy_init_random_memory_10_times4ave_50_maxs_0.2'.M1:'TESTBENCH_metaheu_ls_vnd_bvns_ts__niter_10_search_greedy_init_random_memory_10_times4ave_50_maxs_0.2'.M1" chart:class="chart:line">
            <chart:data-point chart:repeated="30"/>
          </chart:series>
          <chart:series chart:style-name="ch8" chart:values-cell-range-address="'TESTBENCH_metaheu_ls_vnd_bvns_ts__niter_10_search_greedy_init_random_memory_10_times4ave_50_maxs_0.2'.N2:'TESTBENCH_metaheu_ls_vnd_bvns_ts__niter_10_search_greedy_init_random_memory_10_times4ave_50_maxs_0.2'.N31" chart:label-cell-address="'TESTBENCH_metaheu_ls_vnd_bvns_ts__niter_10_search_greedy_init_random_memory_10_times4ave_50_maxs_0.2'.N1:'TESTBENCH_metaheu_ls_vnd_bvns_ts__niter_10_search_greedy_init_random_memory_10_times4ave_50_maxs_0.2'.N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_av_cost</text:p>
                <draw:g>
                  <svg:desc>'TESTBENCH_metaheu_ls_vnd_bvns_ts__niter_10_search_greedy_init_random_memory_10_times4ave_50_maxs_0.2'.M1:'TESTBENCH_metaheu_ls_vnd_bvns_ts__niter_10_search_greedy_init_random_memory_10_times4ave_50_maxs_0.2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random_memory_10_times4ave_50_maxs_0.2'.N1:'TESTBENCH_metaheu_ls_vnd_bvns_ts__niter_10_search_greedy_init_random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5.33">
                <text:p>835.33</text:p>
                <draw:g>
                  <svg:desc>'TESTBENCH_metaheu_ls_vnd_bvns_ts__niter_10_search_greedy_init_random_memory_10_times4ave_50_maxs_0.2'.M2:'TESTBENCH_metaheu_ls_vnd_bvns_ts__niter_10_search_greedy_init_random_memory_10_times4ave_50_maxs_0.2'.M31</svg:desc>
                </draw:g>
              </table:table-cell>
              <table:table-cell office:value-type="float" office:value="634">
                <text:p>634</text:p>
                <draw:g>
                  <svg:desc>'TESTBENCH_metaheu_ls_vnd_bvns_ts__niter_10_search_greedy_init_random_memory_10_times4ave_50_maxs_0.2'.N2:'TESTBENCH_metaheu_ls_vnd_bvns_ts__niter_10_search_greedy_init_random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8.36">
                <text:p>808.36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4.11">
                <text:p>834.1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9.25">
                <text:p>799.2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3.36">
                <text:p>753.36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0.75">
                <text:p>910.7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7.41">
                <text:p>837.4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7.28">
                <text:p>797.2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9.15">
                <text:p>809.1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3.14">
                <text:p>863.14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8.16">
                <text:p>998.16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6.41">
                <text:p>816.4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0.97">
                <text:p>790.9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8.36">
                <text:p>808.3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6.73">
                <text:p>806.73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1.79">
                <text:p>861.79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8.18">
                <text:p>758.18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30.54">
                <text:p>930.5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5.12">
                <text:p>785.12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1.64">
                <text:p>851.64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4.37">
                <text:p>884.37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73.64">
                <text:p>873.64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3.95">
                <text:p>903.9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8.54">
                <text:p>958.54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2.32">
                <text:p>702.3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8.09">
                <text:p>728.0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0.47">
                <text:p>920.47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5.62">
                <text:p>935.62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9.97">
                <text:p>889.9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58.42">
                <text:p>1058.42</text:p>
              </table:table-cell>
              <table:table-cell office:value-type="float" office:value="771">
                <text:p>7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